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4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Rtt1" table:style-name="ta1">
        <table:shapes>
          <draw:frame draw:z-index="0" draw:style-name="gr1" draw:text-style-name="P1" svg:width="159.99mm" svg:height="89.99mm" svg:x="136.77mm" svg:y="80.95mm">
            <draw:object draw:notify-on-update-of-ranges="outRtt1.D1:outRtt1.U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number-columns-repeated="3"/>
          <table:table-cell table:formula="of:=[$Sheet2.B1]/1000000" office:value-type="float" office:value="68.504355" calcext:value-type="float">
            <text:p>68,504355</text:p>
          </table:table-cell>
          <table:table-cell table:formula="of:=[$Sheet2.C1]/1000000" office:value-type="float" office:value="0.466437" calcext:value-type="float">
            <text:p>0,466437</text:p>
          </table:table-cell>
          <table:table-cell table:formula="of:=[$Sheet2.D1]/1000000" office:value-type="float" office:value="0.487247" calcext:value-type="float">
            <text:p>0,487247</text:p>
          </table:table-cell>
          <table:table-cell table:formula="of:=[$Sheet2.E1]/1000000" office:value-type="float" office:value="0.413105" calcext:value-type="float">
            <text:p>0,413105</text:p>
          </table:table-cell>
          <table:table-cell table:formula="of:=[$Sheet2.F1]/1000000" office:value-type="float" office:value="0.335701" calcext:value-type="float">
            <text:p>0,335701</text:p>
          </table:table-cell>
          <table:table-cell table:formula="of:=[$Sheet2.G1]/1000000" office:value-type="float" office:value="0.535973" calcext:value-type="float">
            <text:p>0,535973</text:p>
          </table:table-cell>
          <table:table-cell table:formula="of:=[$Sheet2.H1]/1000000" office:value-type="float" office:value="0.236371" calcext:value-type="float">
            <text:p>0,236371</text:p>
          </table:table-cell>
          <table:table-cell table:formula="of:=[$Sheet2.I1]/1000000" office:value-type="float" office:value="0.288435" calcext:value-type="float">
            <text:p>0,288435</text:p>
          </table:table-cell>
          <table:table-cell table:formula="of:=[$Sheet2.J1]/1000000" office:value-type="float" office:value="0.41966" calcext:value-type="float">
            <text:p>0,41966</text:p>
          </table:table-cell>
          <table:table-cell table:formula="of:=[$Sheet2.K1]/1000000" office:value-type="float" office:value="0.440811" calcext:value-type="float">
            <text:p>0,440811</text:p>
          </table:table-cell>
          <table:table-cell table:formula="of:=[$Sheet2.L1]/1000000" office:value-type="float" office:value="0.535585" calcext:value-type="float">
            <text:p>0,535585</text:p>
          </table:table-cell>
          <table:table-cell table:formula="of:=[$Sheet2.M1]/1000000" office:value-type="float" office:value="0.432185" calcext:value-type="float">
            <text:p>0,432185</text:p>
          </table:table-cell>
          <table:table-cell table:formula="of:=[$Sheet2.N1]/1000000" office:value-type="float" office:value="0.355828" calcext:value-type="float">
            <text:p>0,355828</text:p>
          </table:table-cell>
          <table:table-cell table:formula="of:=[$Sheet2.O1]/1000000" office:value-type="float" office:value="0.487715" calcext:value-type="float">
            <text:p>0,487715</text:p>
          </table:table-cell>
          <table:table-cell table:formula="of:=[$Sheet2.P1]/1000000" office:value-type="float" office:value="0.381684" calcext:value-type="float">
            <text:p>0,381684</text:p>
          </table:table-cell>
          <table:table-cell table:formula="of:=[$Sheet2.Q1]/1000000" office:value-type="float" office:value="0.3367" calcext:value-type="float">
            <text:p>0,3367</text:p>
          </table:table-cell>
          <table:table-cell table:formula="of:=[$Sheet2.R1]/1000000" office:value-type="float" office:value="0.429891" calcext:value-type="float">
            <text:p>0,429891</text:p>
          </table:table-cell>
          <table:table-cell table:formula="of:=[$Sheet2.S1]/1000000" office:value-type="float" office:value="0.371641" calcext:value-type="float">
            <text:p>0,3716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2]/1000000" office:value-type="float" office:value="0.412941" calcext:value-type="float">
            <text:p>0,412941</text:p>
          </table:table-cell>
          <table:table-cell table:formula="of:=[$Sheet2.C2]/1000000" office:value-type="float" office:value="0.394261" calcext:value-type="float">
            <text:p>0,394261</text:p>
          </table:table-cell>
          <table:table-cell table:formula="of:=[$Sheet2.D2]/1000000" office:value-type="float" office:value="0.388662" calcext:value-type="float">
            <text:p>0,388662</text:p>
          </table:table-cell>
          <table:table-cell table:formula="of:=[$Sheet2.E2]/1000000" office:value-type="float" office:value="0.46786" calcext:value-type="float">
            <text:p>0,46786</text:p>
          </table:table-cell>
          <table:table-cell table:formula="of:=[$Sheet2.F2]/1000000" office:value-type="float" office:value="0.415777" calcext:value-type="float">
            <text:p>0,415777</text:p>
          </table:table-cell>
          <table:table-cell table:formula="of:=[$Sheet2.G2]/1000000" office:value-type="float" office:value="0.334294" calcext:value-type="float">
            <text:p>0,334294</text:p>
          </table:table-cell>
          <table:table-cell table:formula="of:=[$Sheet2.H2]/1000000" office:value-type="float" office:value="0.435426" calcext:value-type="float">
            <text:p>0,435426</text:p>
          </table:table-cell>
          <table:table-cell table:formula="of:=[$Sheet2.I2]/1000000" office:value-type="float" office:value="0.409433" calcext:value-type="float">
            <text:p>0,409433</text:p>
          </table:table-cell>
          <table:table-cell table:formula="of:=[$Sheet2.J2]/1000000" office:value-type="float" office:value="0.457863" calcext:value-type="float">
            <text:p>0,457863</text:p>
          </table:table-cell>
          <table:table-cell table:formula="of:=[$Sheet2.K2]/1000000" office:value-type="float" office:value="0.30151" calcext:value-type="float">
            <text:p>0,30151</text:p>
          </table:table-cell>
          <table:table-cell table:formula="of:=[$Sheet2.L2]/1000000" office:value-type="float" office:value="0.399983" calcext:value-type="float">
            <text:p>0,399983</text:p>
          </table:table-cell>
          <table:table-cell table:formula="of:=[$Sheet2.M2]/1000000" office:value-type="float" office:value="0.450667" calcext:value-type="float">
            <text:p>0,450667</text:p>
          </table:table-cell>
          <table:table-cell table:formula="of:=[$Sheet2.N2]/1000000" office:value-type="float" office:value="0.395812" calcext:value-type="float">
            <text:p>0,395812</text:p>
          </table:table-cell>
          <table:table-cell table:formula="of:=[$Sheet2.O2]/1000000" office:value-type="float" office:value="0.345506" calcext:value-type="float">
            <text:p>0,345506</text:p>
          </table:table-cell>
          <table:table-cell table:formula="of:=[$Sheet2.P2]/1000000" office:value-type="float" office:value="0.324367" calcext:value-type="float">
            <text:p>0,324367</text:p>
          </table:table-cell>
          <table:table-cell table:formula="of:=[$Sheet2.Q2]/1000000" office:value-type="float" office:value="0.600879" calcext:value-type="float">
            <text:p>0,600879</text:p>
          </table:table-cell>
          <table:table-cell table:formula="of:=[$Sheet2.R2]/1000000" office:value-type="float" office:value="0.283493" calcext:value-type="float">
            <text:p>0,283493</text:p>
          </table:table-cell>
          <table:table-cell table:formula="of:=[$Sheet2.S2]/1000000" office:value-type="float" office:value="0.386461" calcext:value-type="float">
            <text:p>0,3864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3]/1000000" office:value-type="float" office:value="0.378338" calcext:value-type="float">
            <text:p>0,378338</text:p>
          </table:table-cell>
          <table:table-cell table:formula="of:=[$Sheet2.C3]/1000000" office:value-type="float" office:value="0.405567" calcext:value-type="float">
            <text:p>0,405567</text:p>
          </table:table-cell>
          <table:table-cell table:formula="of:=[$Sheet2.D3]/1000000" office:value-type="float" office:value="0.41293" calcext:value-type="float">
            <text:p>0,41293</text:p>
          </table:table-cell>
          <table:table-cell table:formula="of:=[$Sheet2.E3]/1000000" office:value-type="float" office:value="0.352836" calcext:value-type="float">
            <text:p>0,352836</text:p>
          </table:table-cell>
          <table:table-cell table:formula="of:=[$Sheet2.F3]/1000000" office:value-type="float" office:value="0.366026" calcext:value-type="float">
            <text:p>0,366026</text:p>
          </table:table-cell>
          <table:table-cell table:formula="of:=[$Sheet2.G3]/1000000" office:value-type="float" office:value="0.328039" calcext:value-type="float">
            <text:p>0,328039</text:p>
          </table:table-cell>
          <table:table-cell table:formula="of:=[$Sheet2.H3]/1000000" office:value-type="float" office:value="0.374952" calcext:value-type="float">
            <text:p>0,374952</text:p>
          </table:table-cell>
          <table:table-cell table:formula="of:=[$Sheet2.I3]/1000000" office:value-type="float" office:value="0.299823" calcext:value-type="float">
            <text:p>0,299823</text:p>
          </table:table-cell>
          <table:table-cell table:formula="of:=[$Sheet2.J3]/1000000" office:value-type="float" office:value="0.423885" calcext:value-type="float">
            <text:p>0,423885</text:p>
          </table:table-cell>
          <table:table-cell table:formula="of:=[$Sheet2.K3]/1000000" office:value-type="float" office:value="0.34714" calcext:value-type="float">
            <text:p>0,34714</text:p>
          </table:table-cell>
          <table:table-cell table:formula="of:=[$Sheet2.L3]/1000000" office:value-type="float" office:value="0.386685" calcext:value-type="float">
            <text:p>0,386685</text:p>
          </table:table-cell>
          <table:table-cell table:formula="of:=[$Sheet2.M3]/1000000" office:value-type="float" office:value="0.424677" calcext:value-type="float">
            <text:p>0,424677</text:p>
          </table:table-cell>
          <table:table-cell table:formula="of:=[$Sheet2.N3]/1000000" office:value-type="float" office:value="0.43033" calcext:value-type="float">
            <text:p>0,43033</text:p>
          </table:table-cell>
          <table:table-cell table:formula="of:=[$Sheet2.O3]/1000000" office:value-type="float" office:value="0.330526" calcext:value-type="float">
            <text:p>0,330526</text:p>
          </table:table-cell>
          <table:table-cell table:formula="of:=[$Sheet2.P3]/1000000" office:value-type="float" office:value="0.348739" calcext:value-type="float">
            <text:p>0,348739</text:p>
          </table:table-cell>
          <table:table-cell table:formula="of:=[$Sheet2.Q3]/1000000" office:value-type="float" office:value="0.311554" calcext:value-type="float">
            <text:p>0,311554</text:p>
          </table:table-cell>
          <table:table-cell table:formula="of:=[$Sheet2.R3]/1000000" office:value-type="float" office:value="0.393489" calcext:value-type="float">
            <text:p>0,393489</text:p>
          </table:table-cell>
          <table:table-cell table:formula="of:=[$Sheet2.S3]/1000000" office:value-type="float" office:value="0.316755" calcext:value-type="float">
            <text:p>0,3167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4]/1000000" office:value-type="float" office:value="0.307449" calcext:value-type="float">
            <text:p>0,307449</text:p>
          </table:table-cell>
          <table:table-cell table:formula="of:=[$Sheet2.C4]/1000000" office:value-type="float" office:value="0.30877" calcext:value-type="float">
            <text:p>0,30877</text:p>
          </table:table-cell>
          <table:table-cell table:formula="of:=[$Sheet2.D4]/1000000" office:value-type="float" office:value="0.324167" calcext:value-type="float">
            <text:p>0,324167</text:p>
          </table:table-cell>
          <table:table-cell table:formula="of:=[$Sheet2.E4]/1000000" office:value-type="float" office:value="0.384337" calcext:value-type="float">
            <text:p>0,384337</text:p>
          </table:table-cell>
          <table:table-cell table:formula="of:=[$Sheet2.F4]/1000000" office:value-type="float" office:value="0.293354" calcext:value-type="float">
            <text:p>0,293354</text:p>
          </table:table-cell>
          <table:table-cell table:formula="of:=[$Sheet2.G4]/1000000" office:value-type="float" office:value="0.28662" calcext:value-type="float">
            <text:p>0,28662</text:p>
          </table:table-cell>
          <table:table-cell table:formula="of:=[$Sheet2.H4]/1000000" office:value-type="float" office:value="0.433906" calcext:value-type="float">
            <text:p>0,433906</text:p>
          </table:table-cell>
          <table:table-cell table:formula="of:=[$Sheet2.I4]/1000000" office:value-type="float" office:value="0.447768" calcext:value-type="float">
            <text:p>0,447768</text:p>
          </table:table-cell>
          <table:table-cell table:formula="of:=[$Sheet2.J4]/1000000" office:value-type="float" office:value="0.351545" calcext:value-type="float">
            <text:p>0,351545</text:p>
          </table:table-cell>
          <table:table-cell table:formula="of:=[$Sheet2.K4]/1000000" office:value-type="float" office:value="0.375663" calcext:value-type="float">
            <text:p>0,375663</text:p>
          </table:table-cell>
          <table:table-cell table:formula="of:=[$Sheet2.L4]/1000000" office:value-type="float" office:value="0.510234" calcext:value-type="float">
            <text:p>0,510234</text:p>
          </table:table-cell>
          <table:table-cell table:formula="of:=[$Sheet2.M4]/1000000" office:value-type="float" office:value="0.305227" calcext:value-type="float">
            <text:p>0,305227</text:p>
          </table:table-cell>
          <table:table-cell table:formula="of:=[$Sheet2.N4]/1000000" office:value-type="float" office:value="0.304226" calcext:value-type="float">
            <text:p>0,304226</text:p>
          </table:table-cell>
          <table:table-cell table:formula="of:=[$Sheet2.O4]/1000000" office:value-type="float" office:value="0.430857" calcext:value-type="float">
            <text:p>0,430857</text:p>
          </table:table-cell>
          <table:table-cell table:formula="of:=[$Sheet2.P4]/1000000" office:value-type="float" office:value="0.341056" calcext:value-type="float">
            <text:p>0,341056</text:p>
          </table:table-cell>
          <table:table-cell table:formula="of:=[$Sheet2.Q4]/1000000" office:value-type="float" office:value="0.317444" calcext:value-type="float">
            <text:p>0,317444</text:p>
          </table:table-cell>
          <table:table-cell table:formula="of:=[$Sheet2.R4]/1000000" office:value-type="float" office:value="0.429058" calcext:value-type="float">
            <text:p>0,429058</text:p>
          </table:table-cell>
          <table:table-cell table:formula="of:=[$Sheet2.S4]/1000000" office:value-type="float" office:value="0.445543" calcext:value-type="float">
            <text:p>0,4455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5]/1000000" office:value-type="float" office:value="0.411787" calcext:value-type="float">
            <text:p>0,411787</text:p>
          </table:table-cell>
          <table:table-cell table:formula="of:=[$Sheet2.C5]/1000000" office:value-type="float" office:value="0.384567" calcext:value-type="float">
            <text:p>0,384567</text:p>
          </table:table-cell>
          <table:table-cell table:formula="of:=[$Sheet2.D5]/1000000" office:value-type="float" office:value="0.311925" calcext:value-type="float">
            <text:p>0,311925</text:p>
          </table:table-cell>
          <table:table-cell table:formula="of:=[$Sheet2.E5]/1000000" office:value-type="float" office:value="0.344701" calcext:value-type="float">
            <text:p>0,344701</text:p>
          </table:table-cell>
          <table:table-cell table:formula="of:=[$Sheet2.F5]/1000000" office:value-type="float" office:value="0.459488" calcext:value-type="float">
            <text:p>0,459488</text:p>
          </table:table-cell>
          <table:table-cell table:formula="of:=[$Sheet2.G5]/1000000" office:value-type="float" office:value="0.451455" calcext:value-type="float">
            <text:p>0,451455</text:p>
          </table:table-cell>
          <table:table-cell table:formula="of:=[$Sheet2.H5]/1000000" office:value-type="float" office:value="0.347987" calcext:value-type="float">
            <text:p>0,347987</text:p>
          </table:table-cell>
          <table:table-cell table:formula="of:=[$Sheet2.I5]/1000000" office:value-type="float" office:value="0.387974" calcext:value-type="float">
            <text:p>0,387974</text:p>
          </table:table-cell>
          <table:table-cell table:formula="of:=[$Sheet2.J5]/1000000" office:value-type="float" office:value="0.474082" calcext:value-type="float">
            <text:p>0,474082</text:p>
          </table:table-cell>
          <table:table-cell table:formula="of:=[$Sheet2.K5]/1000000" office:value-type="float" office:value="0.342352" calcext:value-type="float">
            <text:p>0,342352</text:p>
          </table:table-cell>
          <table:table-cell table:formula="of:=[$Sheet2.L5]/1000000" office:value-type="float" office:value="0.414635" calcext:value-type="float">
            <text:p>0,414635</text:p>
          </table:table-cell>
          <table:table-cell table:formula="of:=[$Sheet2.M5]/1000000" office:value-type="float" office:value="0.387556" calcext:value-type="float">
            <text:p>0,387556</text:p>
          </table:table-cell>
          <table:table-cell table:formula="of:=[$Sheet2.N5]/1000000" office:value-type="float" office:value="0.445046" calcext:value-type="float">
            <text:p>0,445046</text:p>
          </table:table-cell>
          <table:table-cell table:formula="of:=[$Sheet2.O5]/1000000" office:value-type="float" office:value="0.299818" calcext:value-type="float">
            <text:p>0,299818</text:p>
          </table:table-cell>
          <table:table-cell table:formula="of:=[$Sheet2.P5]/1000000" office:value-type="float" office:value="0.440438" calcext:value-type="float">
            <text:p>0,440438</text:p>
          </table:table-cell>
          <table:table-cell table:formula="of:=[$Sheet2.Q5]/1000000" office:value-type="float" office:value="0.328496" calcext:value-type="float">
            <text:p>0,328496</text:p>
          </table:table-cell>
          <table:table-cell table:formula="of:=[$Sheet2.R5]/1000000" office:value-type="float" office:value="0.425594" calcext:value-type="float">
            <text:p>0,425594</text:p>
          </table:table-cell>
          <table:table-cell table:formula="of:=[$Sheet2.S5]/1000000" office:value-type="float" office:value="0.315556" calcext:value-type="float">
            <text:p>0,3155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6]/1000000" office:value-type="float" office:value="0.378911" calcext:value-type="float">
            <text:p>0,378911</text:p>
          </table:table-cell>
          <table:table-cell table:formula="of:=[$Sheet2.C6]/1000000" office:value-type="float" office:value="0.472978" calcext:value-type="float">
            <text:p>0,472978</text:p>
          </table:table-cell>
          <table:table-cell table:formula="of:=[$Sheet2.D6]/1000000" office:value-type="float" office:value="0.341666" calcext:value-type="float">
            <text:p>0,341666</text:p>
          </table:table-cell>
          <table:table-cell table:formula="of:=[$Sheet2.E6]/1000000" office:value-type="float" office:value="0.408674" calcext:value-type="float">
            <text:p>0,408674</text:p>
          </table:table-cell>
          <table:table-cell table:formula="of:=[$Sheet2.F6]/1000000" office:value-type="float" office:value="0.37688" calcext:value-type="float">
            <text:p>0,37688</text:p>
          </table:table-cell>
          <table:table-cell table:formula="of:=[$Sheet2.G6]/1000000" office:value-type="float" office:value="0.355492" calcext:value-type="float">
            <text:p>0,355492</text:p>
          </table:table-cell>
          <table:table-cell table:formula="of:=[$Sheet2.H6]/1000000" office:value-type="float" office:value="0.281989" calcext:value-type="float">
            <text:p>0,281989</text:p>
          </table:table-cell>
          <table:table-cell table:formula="of:=[$Sheet2.I6]/1000000" office:value-type="float" office:value="0.308632" calcext:value-type="float">
            <text:p>0,308632</text:p>
          </table:table-cell>
          <table:table-cell table:formula="of:=[$Sheet2.J6]/1000000" office:value-type="float" office:value="0.361335" calcext:value-type="float">
            <text:p>0,361335</text:p>
          </table:table-cell>
          <table:table-cell table:formula="of:=[$Sheet2.K6]/1000000" office:value-type="float" office:value="15.616453" calcext:value-type="float">
            <text:p>15,616453</text:p>
          </table:table-cell>
          <table:table-cell table:formula="of:=[$Sheet2.L6]/1000000" office:value-type="float" office:value="0.785096" calcext:value-type="float">
            <text:p>0,785096</text:p>
          </table:table-cell>
          <table:table-cell table:formula="of:=[$Sheet2.M6]/1000000" office:value-type="float" office:value="0.583815" calcext:value-type="float">
            <text:p>0,583815</text:p>
          </table:table-cell>
          <table:table-cell table:formula="of:=[$Sheet2.N6]/1000000" office:value-type="float" office:value="0.401932" calcext:value-type="float">
            <text:p>0,401932</text:p>
          </table:table-cell>
          <table:table-cell table:formula="of:=[$Sheet2.O6]/1000000" office:value-type="float" office:value="0.356489" calcext:value-type="float">
            <text:p>0,356489</text:p>
          </table:table-cell>
          <table:table-cell table:formula="of:=[$Sheet2.P6]/1000000" office:value-type="float" office:value="0.261172" calcext:value-type="float">
            <text:p>0,261172</text:p>
          </table:table-cell>
          <table:table-cell table:formula="of:=[$Sheet2.Q6]/1000000" office:value-type="float" office:value="0.264549" calcext:value-type="float">
            <text:p>0,264549</text:p>
          </table:table-cell>
          <table:table-cell table:formula="of:=[$Sheet2.R6]/1000000" office:value-type="float" office:value="0.29551" calcext:value-type="float">
            <text:p>0,29551</text:p>
          </table:table-cell>
          <table:table-cell table:formula="of:=[$Sheet2.S6]/1000000" office:value-type="float" office:value="0.266739" calcext:value-type="float">
            <text:p>0,2667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7]/1000000" office:value-type="float" office:value="0.470627" calcext:value-type="float">
            <text:p>0,470627</text:p>
          </table:table-cell>
          <table:table-cell table:formula="of:=[$Sheet2.C7]/1000000" office:value-type="float" office:value="0.38466" calcext:value-type="float">
            <text:p>0,38466</text:p>
          </table:table-cell>
          <table:table-cell table:formula="of:=[$Sheet2.D7]/1000000" office:value-type="float" office:value="0.444289" calcext:value-type="float">
            <text:p>0,444289</text:p>
          </table:table-cell>
          <table:table-cell table:formula="of:=[$Sheet2.E7]/1000000" office:value-type="float" office:value="0.58488" calcext:value-type="float">
            <text:p>0,58488</text:p>
          </table:table-cell>
          <table:table-cell table:formula="of:=[$Sheet2.F7]/1000000" office:value-type="float" office:value="0.340507" calcext:value-type="float">
            <text:p>0,340507</text:p>
          </table:table-cell>
          <table:table-cell table:formula="of:=[$Sheet2.G7]/1000000" office:value-type="float" office:value="0.311023" calcext:value-type="float">
            <text:p>0,311023</text:p>
          </table:table-cell>
          <table:table-cell table:formula="of:=[$Sheet2.H7]/1000000" office:value-type="float" office:value="0.431853" calcext:value-type="float">
            <text:p>0,431853</text:p>
          </table:table-cell>
          <table:table-cell table:formula="of:=[$Sheet2.I7]/1000000" office:value-type="float" office:value="1.422849" calcext:value-type="float">
            <text:p>1,422849</text:p>
          </table:table-cell>
          <table:table-cell table:formula="of:=[$Sheet2.J7]/1000000" office:value-type="float" office:value="0.397144" calcext:value-type="float">
            <text:p>0,397144</text:p>
          </table:table-cell>
          <table:table-cell table:formula="of:=[$Sheet2.K7]/1000000" office:value-type="float" office:value="0.489763" calcext:value-type="float">
            <text:p>0,489763</text:p>
          </table:table-cell>
          <table:table-cell table:formula="of:=[$Sheet2.L7]/1000000" office:value-type="float" office:value="0.467407" calcext:value-type="float">
            <text:p>0,467407</text:p>
          </table:table-cell>
          <table:table-cell table:formula="of:=[$Sheet2.M7]/1000000" office:value-type="float" office:value="0.41427" calcext:value-type="float">
            <text:p>0,41427</text:p>
          </table:table-cell>
          <table:table-cell table:formula="of:=[$Sheet2.N7]/1000000" office:value-type="float" office:value="0.481252" calcext:value-type="float">
            <text:p>0,481252</text:p>
          </table:table-cell>
          <table:table-cell table:formula="of:=[$Sheet2.O7]/1000000" office:value-type="float" office:value="0.382092" calcext:value-type="float">
            <text:p>0,382092</text:p>
          </table:table-cell>
          <table:table-cell table:formula="of:=[$Sheet2.P7]/1000000" office:value-type="float" office:value="0.286314" calcext:value-type="float">
            <text:p>0,286314</text:p>
          </table:table-cell>
          <table:table-cell table:formula="of:=[$Sheet2.Q7]/1000000" office:value-type="float" office:value="0.335306" calcext:value-type="float">
            <text:p>0,335306</text:p>
          </table:table-cell>
          <table:table-cell table:formula="of:=[$Sheet2.R7]/1000000" office:value-type="float" office:value="0.394185" calcext:value-type="float">
            <text:p>0,394185</text:p>
          </table:table-cell>
          <table:table-cell table:formula="of:=[$Sheet2.S7]/1000000" office:value-type="float" office:value="0.319283" calcext:value-type="float">
            <text:p>0,3192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8]/1000000" office:value-type="float" office:value="0.29494" calcext:value-type="float">
            <text:p>0,29494</text:p>
          </table:table-cell>
          <table:table-cell table:formula="of:=[$Sheet2.C8]/1000000" office:value-type="float" office:value="0.318476" calcext:value-type="float">
            <text:p>0,318476</text:p>
          </table:table-cell>
          <table:table-cell table:formula="of:=[$Sheet2.D8]/1000000" office:value-type="float" office:value="0.371379" calcext:value-type="float">
            <text:p>0,371379</text:p>
          </table:table-cell>
          <table:table-cell table:formula="of:=[$Sheet2.E8]/1000000" office:value-type="float" office:value="0.383255" calcext:value-type="float">
            <text:p>0,383255</text:p>
          </table:table-cell>
          <table:table-cell table:formula="of:=[$Sheet2.F8]/1000000" office:value-type="float" office:value="0.385043" calcext:value-type="float">
            <text:p>0,385043</text:p>
          </table:table-cell>
          <table:table-cell table:formula="of:=[$Sheet2.G8]/1000000" office:value-type="float" office:value="0.311407" calcext:value-type="float">
            <text:p>0,311407</text:p>
          </table:table-cell>
          <table:table-cell table:formula="of:=[$Sheet2.H8]/1000000" office:value-type="float" office:value="0.337629" calcext:value-type="float">
            <text:p>0,337629</text:p>
          </table:table-cell>
          <table:table-cell table:formula="of:=[$Sheet2.I8]/1000000" office:value-type="float" office:value="0.410373" calcext:value-type="float">
            <text:p>0,410373</text:p>
          </table:table-cell>
          <table:table-cell table:formula="of:=[$Sheet2.J8]/1000000" office:value-type="float" office:value="0.404424" calcext:value-type="float">
            <text:p>0,404424</text:p>
          </table:table-cell>
          <table:table-cell table:formula="of:=[$Sheet2.K8]/1000000" office:value-type="float" office:value="0.346796" calcext:value-type="float">
            <text:p>0,346796</text:p>
          </table:table-cell>
          <table:table-cell table:formula="of:=[$Sheet2.L8]/1000000" office:value-type="float" office:value="0.400268" calcext:value-type="float">
            <text:p>0,400268</text:p>
          </table:table-cell>
          <table:table-cell table:formula="of:=[$Sheet2.M8]/1000000" office:value-type="float" office:value="0.297937" calcext:value-type="float">
            <text:p>0,297937</text:p>
          </table:table-cell>
          <table:table-cell table:formula="of:=[$Sheet2.N8]/1000000" office:value-type="float" office:value="0.306945" calcext:value-type="float">
            <text:p>0,306945</text:p>
          </table:table-cell>
          <table:table-cell table:formula="of:=[$Sheet2.O8]/1000000" office:value-type="float" office:value="0.383871" calcext:value-type="float">
            <text:p>0,383871</text:p>
          </table:table-cell>
          <table:table-cell table:formula="of:=[$Sheet2.P8]/1000000" office:value-type="float" office:value="0.372492" calcext:value-type="float">
            <text:p>0,372492</text:p>
          </table:table-cell>
          <table:table-cell table:formula="of:=[$Sheet2.Q8]/1000000" office:value-type="float" office:value="0.344118" calcext:value-type="float">
            <text:p>0,344118</text:p>
          </table:table-cell>
          <table:table-cell table:formula="of:=[$Sheet2.R8]/1000000" office:value-type="float" office:value="0.317192" calcext:value-type="float">
            <text:p>0,317192</text:p>
          </table:table-cell>
          <table:table-cell table:formula="of:=[$Sheet2.S8]/1000000" office:value-type="float" office:value="0.298081" calcext:value-type="float">
            <text:p>0,2980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9]/1000000" office:value-type="float" office:value="0.343644" calcext:value-type="float">
            <text:p>0,343644</text:p>
          </table:table-cell>
          <table:table-cell table:formula="of:=[$Sheet2.C9]/1000000" office:value-type="float" office:value="0.389751" calcext:value-type="float">
            <text:p>0,389751</text:p>
          </table:table-cell>
          <table:table-cell table:formula="of:=[$Sheet2.D9]/1000000" office:value-type="float" office:value="0.385077" calcext:value-type="float">
            <text:p>0,385077</text:p>
          </table:table-cell>
          <table:table-cell table:formula="of:=[$Sheet2.E9]/1000000" office:value-type="float" office:value="0.481574" calcext:value-type="float">
            <text:p>0,481574</text:p>
          </table:table-cell>
          <table:table-cell table:formula="of:=[$Sheet2.F9]/1000000" office:value-type="float" office:value="0.300764" calcext:value-type="float">
            <text:p>0,300764</text:p>
          </table:table-cell>
          <table:table-cell table:formula="of:=[$Sheet2.G9]/1000000" office:value-type="float" office:value="0.302337" calcext:value-type="float">
            <text:p>0,302337</text:p>
          </table:table-cell>
          <table:table-cell table:formula="of:=[$Sheet2.H9]/1000000" office:value-type="float" office:value="0.35491" calcext:value-type="float">
            <text:p>0,35491</text:p>
          </table:table-cell>
          <table:table-cell table:formula="of:=[$Sheet2.I9]/1000000" office:value-type="float" office:value="0.302842" calcext:value-type="float">
            <text:p>0,302842</text:p>
          </table:table-cell>
          <table:table-cell table:formula="of:=[$Sheet2.J9]/1000000" office:value-type="float" office:value="0.308191" calcext:value-type="float">
            <text:p>0,308191</text:p>
          </table:table-cell>
          <table:table-cell table:formula="of:=[$Sheet2.K9]/1000000" office:value-type="float" office:value="3.252284" calcext:value-type="float">
            <text:p>3,252284</text:p>
          </table:table-cell>
          <table:table-cell table:formula="of:=[$Sheet2.L9]/1000000" office:value-type="float" office:value="0.378968" calcext:value-type="float">
            <text:p>0,378968</text:p>
          </table:table-cell>
          <table:table-cell table:formula="of:=[$Sheet2.M9]/1000000" office:value-type="float" office:value="0.452974" calcext:value-type="float">
            <text:p>0,452974</text:p>
          </table:table-cell>
          <table:table-cell table:formula="of:=[$Sheet2.N9]/1000000" office:value-type="float" office:value="0.413414" calcext:value-type="float">
            <text:p>0,413414</text:p>
          </table:table-cell>
          <table:table-cell table:formula="of:=[$Sheet2.O9]/1000000" office:value-type="float" office:value="0.358211" calcext:value-type="float">
            <text:p>0,358211</text:p>
          </table:table-cell>
          <table:table-cell table:formula="of:=[$Sheet2.P9]/1000000" office:value-type="float" office:value="0.437606" calcext:value-type="float">
            <text:p>0,437606</text:p>
          </table:table-cell>
          <table:table-cell table:formula="of:=[$Sheet2.Q9]/1000000" office:value-type="float" office:value="0.401384" calcext:value-type="float">
            <text:p>0,401384</text:p>
          </table:table-cell>
          <table:table-cell table:formula="of:=[$Sheet2.R9]/1000000" office:value-type="float" office:value="0.377096" calcext:value-type="float">
            <text:p>0,377096</text:p>
          </table:table-cell>
          <table:table-cell table:formula="of:=[$Sheet2.S9]/1000000" office:value-type="float" office:value="0.408072" calcext:value-type="float">
            <text:p>0,4080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10]/1000000" office:value-type="float" office:value="0.350573" calcext:value-type="float">
            <text:p>0,350573</text:p>
          </table:table-cell>
          <table:table-cell table:formula="of:=[$Sheet2.C10]/1000000" office:value-type="float" office:value="0.318728" calcext:value-type="float">
            <text:p>0,318728</text:p>
          </table:table-cell>
          <table:table-cell table:formula="of:=[$Sheet2.D10]/1000000" office:value-type="float" office:value="0.319388" calcext:value-type="float">
            <text:p>0,319388</text:p>
          </table:table-cell>
          <table:table-cell table:formula="of:=[$Sheet2.E10]/1000000" office:value-type="float" office:value="0.320715" calcext:value-type="float">
            <text:p>0,320715</text:p>
          </table:table-cell>
          <table:table-cell table:formula="of:=[$Sheet2.F10]/1000000" office:value-type="float" office:value="0.54259" calcext:value-type="float">
            <text:p>0,54259</text:p>
          </table:table-cell>
          <table:table-cell table:formula="of:=[$Sheet2.G10]/1000000" office:value-type="float" office:value="0.387131" calcext:value-type="float">
            <text:p>0,387131</text:p>
          </table:table-cell>
          <table:table-cell table:formula="of:=[$Sheet2.H10]/1000000" office:value-type="float" office:value="0.333146" calcext:value-type="float">
            <text:p>0,333146</text:p>
          </table:table-cell>
          <table:table-cell table:formula="of:=[$Sheet2.I10]/1000000" office:value-type="float" office:value="0.465337" calcext:value-type="float">
            <text:p>0,465337</text:p>
          </table:table-cell>
          <table:table-cell table:formula="of:=[$Sheet2.J10]/1000000" office:value-type="float" office:value="0.390502" calcext:value-type="float">
            <text:p>0,390502</text:p>
          </table:table-cell>
          <table:table-cell table:formula="of:=[$Sheet2.K10]/1000000" office:value-type="float" office:value="0.299322" calcext:value-type="float">
            <text:p>0,299322</text:p>
          </table:table-cell>
          <table:table-cell table:formula="of:=[$Sheet2.L10]/1000000" office:value-type="float" office:value="0.558664" calcext:value-type="float">
            <text:p>0,558664</text:p>
          </table:table-cell>
          <table:table-cell table:formula="of:=[$Sheet2.M10]/1000000" office:value-type="float" office:value="0.377971" calcext:value-type="float">
            <text:p>0,377971</text:p>
          </table:table-cell>
          <table:table-cell table:formula="of:=[$Sheet2.N10]/1000000" office:value-type="float" office:value="0.302466" calcext:value-type="float">
            <text:p>0,302466</text:p>
          </table:table-cell>
          <table:table-cell table:formula="of:=[$Sheet2.O10]/1000000" office:value-type="float" office:value="0.308945" calcext:value-type="float">
            <text:p>0,308945</text:p>
          </table:table-cell>
          <table:table-cell table:formula="of:=[$Sheet2.P10]/1000000" office:value-type="float" office:value="0.316057" calcext:value-type="float">
            <text:p>0,316057</text:p>
          </table:table-cell>
          <table:table-cell table:formula="of:=[$Sheet2.Q10]/1000000" office:value-type="float" office:value="0.362621" calcext:value-type="float">
            <text:p>0,362621</text:p>
          </table:table-cell>
          <table:table-cell table:formula="of:=[$Sheet2.R10]/1000000" office:value-type="float" office:value="0.419721" calcext:value-type="float">
            <text:p>0,419721</text:p>
          </table:table-cell>
          <table:table-cell table:formula="of:=[$Sheet2.S10]/1000000" office:value-type="float" office:value="0.379324" calcext:value-type="float">
            <text:p>0,3793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11]/1000000" office:value-type="float" office:value="0.322732" calcext:value-type="float">
            <text:p>0,322732</text:p>
          </table:table-cell>
          <table:table-cell table:formula="of:=[$Sheet2.C11]/1000000" office:value-type="float" office:value="0.496439" calcext:value-type="float">
            <text:p>0,496439</text:p>
          </table:table-cell>
          <table:table-cell table:formula="of:=[$Sheet2.D11]/1000000" office:value-type="float" office:value="0.466393" calcext:value-type="float">
            <text:p>0,466393</text:p>
          </table:table-cell>
          <table:table-cell table:formula="of:=[$Sheet2.E11]/1000000" office:value-type="float" office:value="0.586943" calcext:value-type="float">
            <text:p>0,586943</text:p>
          </table:table-cell>
          <table:table-cell table:formula="of:=[$Sheet2.F11]/1000000" office:value-type="float" office:value="0.516109" calcext:value-type="float">
            <text:p>0,516109</text:p>
          </table:table-cell>
          <table:table-cell table:formula="of:=[$Sheet2.G11]/1000000" office:value-type="float" office:value="0.423485" calcext:value-type="float">
            <text:p>0,423485</text:p>
          </table:table-cell>
          <table:table-cell table:formula="of:=[$Sheet2.H11]/1000000" office:value-type="float" office:value="0.358864" calcext:value-type="float">
            <text:p>0,358864</text:p>
          </table:table-cell>
          <table:table-cell table:formula="of:=[$Sheet2.I11]/1000000" office:value-type="float" office:value="0.447319" calcext:value-type="float">
            <text:p>0,447319</text:p>
          </table:table-cell>
          <table:table-cell table:formula="of:=[$Sheet2.J11]/1000000" office:value-type="float" office:value="0.473505" calcext:value-type="float">
            <text:p>0,473505</text:p>
          </table:table-cell>
          <table:table-cell table:formula="of:=[$Sheet2.K11]/1000000" office:value-type="float" office:value="0.411248" calcext:value-type="float">
            <text:p>0,411248</text:p>
          </table:table-cell>
          <table:table-cell table:formula="of:=[$Sheet2.L11]/1000000" office:value-type="float" office:value="0.401519" calcext:value-type="float">
            <text:p>0,401519</text:p>
          </table:table-cell>
          <table:table-cell table:formula="of:=[$Sheet2.M11]/1000000" office:value-type="float" office:value="0.32879" calcext:value-type="float">
            <text:p>0,32879</text:p>
          </table:table-cell>
          <table:table-cell table:formula="of:=[$Sheet2.N11]/1000000" office:value-type="float" office:value="0.504958" calcext:value-type="float">
            <text:p>0,504958</text:p>
          </table:table-cell>
          <table:table-cell table:formula="of:=[$Sheet2.O11]/1000000" office:value-type="float" office:value="0.370309" calcext:value-type="float">
            <text:p>0,370309</text:p>
          </table:table-cell>
          <table:table-cell table:formula="of:=[$Sheet2.P11]/1000000" office:value-type="float" office:value="0.385994" calcext:value-type="float">
            <text:p>0,385994</text:p>
          </table:table-cell>
          <table:table-cell table:formula="of:=[$Sheet2.Q11]/1000000" office:value-type="float" office:value="0.516036" calcext:value-type="float">
            <text:p>0,516036</text:p>
          </table:table-cell>
          <table:table-cell table:formula="of:=[$Sheet2.R11]/1000000" office:value-type="float" office:value="0.383738" calcext:value-type="float">
            <text:p>0,383738</text:p>
          </table:table-cell>
          <table:table-cell table:formula="of:=[$Sheet2.S11]/1000000" office:value-type="float" office:value="0.410927" calcext:value-type="float">
            <text:p>0,4109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12]/1000000" office:value-type="float" office:value="0.533095" calcext:value-type="float">
            <text:p>0,533095</text:p>
          </table:table-cell>
          <table:table-cell table:formula="of:=[$Sheet2.C12]/1000000" office:value-type="float" office:value="0.652306" calcext:value-type="float">
            <text:p>0,652306</text:p>
          </table:table-cell>
          <table:table-cell table:formula="of:=[$Sheet2.D12]/1000000" office:value-type="float" office:value="0.526509" calcext:value-type="float">
            <text:p>0,526509</text:p>
          </table:table-cell>
          <table:table-cell table:formula="of:=[$Sheet2.E12]/1000000" office:value-type="float" office:value="0.560492" calcext:value-type="float">
            <text:p>0,560492</text:p>
          </table:table-cell>
          <table:table-cell table:formula="of:=[$Sheet2.F12]/1000000" office:value-type="float" office:value="0.658688" calcext:value-type="float">
            <text:p>0,658688</text:p>
          </table:table-cell>
          <table:table-cell table:formula="of:=[$Sheet2.G12]/1000000" office:value-type="float" office:value="0.51834" calcext:value-type="float">
            <text:p>0,51834</text:p>
          </table:table-cell>
          <table:table-cell table:formula="of:=[$Sheet2.H12]/1000000" office:value-type="float" office:value="0.503053" calcext:value-type="float">
            <text:p>0,503053</text:p>
          </table:table-cell>
          <table:table-cell table:formula="of:=[$Sheet2.I12]/1000000" office:value-type="float" office:value="0.585286" calcext:value-type="float">
            <text:p>0,585286</text:p>
          </table:table-cell>
          <table:table-cell table:formula="of:=[$Sheet2.J12]/1000000" office:value-type="float" office:value="0.595455" calcext:value-type="float">
            <text:p>0,595455</text:p>
          </table:table-cell>
          <table:table-cell table:formula="of:=[$Sheet2.K12]/1000000" office:value-type="float" office:value="4.774199" calcext:value-type="float">
            <text:p>4,774199</text:p>
          </table:table-cell>
          <table:table-cell table:formula="of:=[$Sheet2.L12]/1000000" office:value-type="float" office:value="0.804936" calcext:value-type="float">
            <text:p>0,804936</text:p>
          </table:table-cell>
          <table:table-cell table:formula="of:=[$Sheet2.M12]/1000000" office:value-type="float" office:value="0.453903" calcext:value-type="float">
            <text:p>0,453903</text:p>
          </table:table-cell>
          <table:table-cell table:formula="of:=[$Sheet2.N12]/1000000" office:value-type="float" office:value="0.381517" calcext:value-type="float">
            <text:p>0,381517</text:p>
          </table:table-cell>
          <table:table-cell table:formula="of:=[$Sheet2.O12]/1000000" office:value-type="float" office:value="0.439955" calcext:value-type="float">
            <text:p>0,439955</text:p>
          </table:table-cell>
          <table:table-cell table:formula="of:=[$Sheet2.P12]/1000000" office:value-type="float" office:value="0.297358" calcext:value-type="float">
            <text:p>0,297358</text:p>
          </table:table-cell>
          <table:table-cell table:formula="of:=[$Sheet2.Q12]/1000000" office:value-type="float" office:value="0.414875" calcext:value-type="float">
            <text:p>0,414875</text:p>
          </table:table-cell>
          <table:table-cell table:formula="of:=[$Sheet2.R12]/1000000" office:value-type="float" office:value="0.434694" calcext:value-type="float">
            <text:p>0,434694</text:p>
          </table:table-cell>
          <table:table-cell table:formula="of:=[$Sheet2.S12]/1000000" office:value-type="float" office:value="0.428266" calcext:value-type="float">
            <text:p>0,4282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13]/1000000" office:value-type="float" office:value="0.490071" calcext:value-type="float">
            <text:p>0,490071</text:p>
          </table:table-cell>
          <table:table-cell table:formula="of:=[$Sheet2.C13]/1000000" office:value-type="float" office:value="0.417557" calcext:value-type="float">
            <text:p>0,417557</text:p>
          </table:table-cell>
          <table:table-cell table:formula="of:=[$Sheet2.D13]/1000000" office:value-type="float" office:value="0.512403" calcext:value-type="float">
            <text:p>0,512403</text:p>
          </table:table-cell>
          <table:table-cell table:formula="of:=[$Sheet2.E13]/1000000" office:value-type="float" office:value="0.48827" calcext:value-type="float">
            <text:p>0,48827</text:p>
          </table:table-cell>
          <table:table-cell table:formula="of:=[$Sheet2.F13]/1000000" office:value-type="float" office:value="16.69785" calcext:value-type="float">
            <text:p>16,69785</text:p>
          </table:table-cell>
          <table:table-cell table:formula="of:=[$Sheet2.G13]/1000000" office:value-type="float" office:value="0.707445" calcext:value-type="float">
            <text:p>0,707445</text:p>
          </table:table-cell>
          <table:table-cell table:formula="of:=[$Sheet2.H13]/1000000" office:value-type="float" office:value="0.523922" calcext:value-type="float">
            <text:p>0,523922</text:p>
          </table:table-cell>
          <table:table-cell table:formula="of:=[$Sheet2.I13]/1000000" office:value-type="float" office:value="0.442938" calcext:value-type="float">
            <text:p>0,442938</text:p>
          </table:table-cell>
          <table:table-cell table:formula="of:=[$Sheet2.J13]/1000000" office:value-type="float" office:value="0.325609" calcext:value-type="float">
            <text:p>0,325609</text:p>
          </table:table-cell>
          <table:table-cell table:formula="of:=[$Sheet2.K13]/1000000" office:value-type="float" office:value="0.333013" calcext:value-type="float">
            <text:p>0,333013</text:p>
          </table:table-cell>
          <table:table-cell table:formula="of:=[$Sheet2.L13]/1000000" office:value-type="float" office:value="0.434537" calcext:value-type="float">
            <text:p>0,434537</text:p>
          </table:table-cell>
          <table:table-cell table:formula="of:=[$Sheet2.M13]/1000000" office:value-type="float" office:value="0.798128" calcext:value-type="float">
            <text:p>0,798128</text:p>
          </table:table-cell>
          <table:table-cell table:formula="of:=[$Sheet2.N13]/1000000" office:value-type="float" office:value="0.425169" calcext:value-type="float">
            <text:p>0,425169</text:p>
          </table:table-cell>
          <table:table-cell table:formula="of:=[$Sheet2.O13]/1000000" office:value-type="float" office:value="0.34836" calcext:value-type="float">
            <text:p>0,34836</text:p>
          </table:table-cell>
          <table:table-cell table:formula="of:=[$Sheet2.P13]/1000000" office:value-type="float" office:value="0.35798" calcext:value-type="float">
            <text:p>0,35798</text:p>
          </table:table-cell>
          <table:table-cell table:formula="of:=[$Sheet2.Q13]/1000000" office:value-type="float" office:value="2.624385" calcext:value-type="float">
            <text:p>2,624385</text:p>
          </table:table-cell>
          <table:table-cell table:formula="of:=[$Sheet2.R13]/1000000" office:value-type="float" office:value="0.473797" calcext:value-type="float">
            <text:p>0,473797</text:p>
          </table:table-cell>
          <table:table-cell table:formula="of:=[$Sheet2.S13]/1000000" office:value-type="float" office:value="0.325033" calcext:value-type="float">
            <text:p>0,325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14]/1000000" office:value-type="float" office:value="0.780332" calcext:value-type="float">
            <text:p>0,780332</text:p>
          </table:table-cell>
          <table:table-cell table:formula="of:=[$Sheet2.C14]/1000000" office:value-type="float" office:value="0.708602" calcext:value-type="float">
            <text:p>0,708602</text:p>
          </table:table-cell>
          <table:table-cell table:formula="of:=[$Sheet2.D14]/1000000" office:value-type="float" office:value="0.487315" calcext:value-type="float">
            <text:p>0,487315</text:p>
          </table:table-cell>
          <table:table-cell table:formula="of:=[$Sheet2.E14]/1000000" office:value-type="float" office:value="0.591947" calcext:value-type="float">
            <text:p>0,591947</text:p>
          </table:table-cell>
          <table:table-cell table:formula="of:=[$Sheet2.F14]/1000000" office:value-type="float" office:value="0.507029" calcext:value-type="float">
            <text:p>0,507029</text:p>
          </table:table-cell>
          <table:table-cell table:formula="of:=[$Sheet2.G14]/1000000" office:value-type="float" office:value="0.46491" calcext:value-type="float">
            <text:p>0,46491</text:p>
          </table:table-cell>
          <table:table-cell table:formula="of:=[$Sheet2.H14]/1000000" office:value-type="float" office:value="0.457366" calcext:value-type="float">
            <text:p>0,457366</text:p>
          </table:table-cell>
          <table:table-cell table:formula="of:=[$Sheet2.I14]/1000000" office:value-type="float" office:value="0.411522" calcext:value-type="float">
            <text:p>0,411522</text:p>
          </table:table-cell>
          <table:table-cell table:formula="of:=[$Sheet2.J14]/1000000" office:value-type="float" office:value="0.419477" calcext:value-type="float">
            <text:p>0,419477</text:p>
          </table:table-cell>
          <table:table-cell table:formula="of:=[$Sheet2.K14]/1000000" office:value-type="float" office:value="0.545134" calcext:value-type="float">
            <text:p>0,545134</text:p>
          </table:table-cell>
          <table:table-cell table:formula="of:=[$Sheet2.L14]/1000000" office:value-type="float" office:value="0.477208" calcext:value-type="float">
            <text:p>0,477208</text:p>
          </table:table-cell>
          <table:table-cell table:formula="of:=[$Sheet2.M14]/1000000" office:value-type="float" office:value="0.433771" calcext:value-type="float">
            <text:p>0,433771</text:p>
          </table:table-cell>
          <table:table-cell table:formula="of:=[$Sheet2.N14]/1000000" office:value-type="float" office:value="0.495238" calcext:value-type="float">
            <text:p>0,495238</text:p>
          </table:table-cell>
          <table:table-cell table:formula="of:=[$Sheet2.O14]/1000000" office:value-type="float" office:value="0.509826" calcext:value-type="float">
            <text:p>0,509826</text:p>
          </table:table-cell>
          <table:table-cell table:formula="of:=[$Sheet2.P14]/1000000" office:value-type="float" office:value="0.418379" calcext:value-type="float">
            <text:p>0,418379</text:p>
          </table:table-cell>
          <table:table-cell table:formula="of:=[$Sheet2.Q14]/1000000" office:value-type="float" office:value="0.483806" calcext:value-type="float">
            <text:p>0,483806</text:p>
          </table:table-cell>
          <table:table-cell table:formula="of:=[$Sheet2.R14]/1000000" office:value-type="float" office:value="0.469232" calcext:value-type="float">
            <text:p>0,469232</text:p>
          </table:table-cell>
          <table:table-cell table:formula="of:=[$Sheet2.S14]/1000000" office:value-type="float" office:value="0.459904" calcext:value-type="float">
            <text:p>0,4599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15]/1000000" office:value-type="float" office:value="0.488292" calcext:value-type="float">
            <text:p>0,488292</text:p>
          </table:table-cell>
          <table:table-cell table:formula="of:=[$Sheet2.C15]/1000000" office:value-type="float" office:value="0.193913" calcext:value-type="float">
            <text:p>0,193913</text:p>
          </table:table-cell>
          <table:table-cell table:formula="of:=[$Sheet2.D15]/1000000" office:value-type="float" office:value="0.346552" calcext:value-type="float">
            <text:p>0,346552</text:p>
          </table:table-cell>
          <table:table-cell table:formula="of:=[$Sheet2.E15]/1000000" office:value-type="float" office:value="0.146344" calcext:value-type="float">
            <text:p>0,146344</text:p>
          </table:table-cell>
          <table:table-cell table:formula="of:=[$Sheet2.F15]/1000000" office:value-type="float" office:value="0.338637" calcext:value-type="float">
            <text:p>0,338637</text:p>
          </table:table-cell>
          <table:table-cell table:formula="of:=[$Sheet2.G15]/1000000" office:value-type="float" office:value="0.072106" calcext:value-type="float">
            <text:p>0,072106</text:p>
          </table:table-cell>
          <table:table-cell table:formula="of:=[$Sheet2.H15]/1000000" office:value-type="float" office:value="0.361139" calcext:value-type="float">
            <text:p>0,361139</text:p>
          </table:table-cell>
          <table:table-cell table:formula="of:=[$Sheet2.I15]/1000000" office:value-type="float" office:value="1.650754" calcext:value-type="float">
            <text:p>1,650754</text:p>
          </table:table-cell>
          <table:table-cell table:formula="of:=[$Sheet2.J15]/1000000" office:value-type="float" office:value="0.097345" calcext:value-type="float">
            <text:p>0,097345</text:p>
          </table:table-cell>
          <table:table-cell table:formula="of:=[$Sheet2.K15]/1000000" office:value-type="float" office:value="0.073241" calcext:value-type="float">
            <text:p>0,073241</text:p>
          </table:table-cell>
          <table:table-cell table:formula="of:=[$Sheet2.L15]/1000000" office:value-type="float" office:value="0.039373" calcext:value-type="float">
            <text:p>0,039373</text:p>
          </table:table-cell>
          <table:table-cell table:formula="of:=[$Sheet2.M15]/1000000" office:value-type="float" office:value="0.45519" calcext:value-type="float">
            <text:p>0,45519</text:p>
          </table:table-cell>
          <table:table-cell table:formula="of:=[$Sheet2.N15]/1000000" office:value-type="float" office:value="0.049644" calcext:value-type="float">
            <text:p>0,049644</text:p>
          </table:table-cell>
          <table:table-cell table:formula="of:=[$Sheet2.O15]/1000000" office:value-type="float" office:value="0.067097" calcext:value-type="float">
            <text:p>0,067097</text:p>
          </table:table-cell>
          <table:table-cell table:formula="of:=[$Sheet2.P15]/1000000" office:value-type="float" office:value="0.710286" calcext:value-type="float">
            <text:p>0,710286</text:p>
          </table:table-cell>
          <table:table-cell table:formula="of:=[$Sheet2.Q15]/1000000" office:value-type="float" office:value="0.177394" calcext:value-type="float">
            <text:p>0,177394</text:p>
          </table:table-cell>
          <table:table-cell table:formula="of:=[$Sheet2.R15]/1000000" office:value-type="float" office:value="0.071339" calcext:value-type="float">
            <text:p>0,071339</text:p>
          </table:table-cell>
          <table:table-cell table:formula="of:=[$Sheet2.S15]/1000000" office:value-type="float" office:value="0.038561" calcext:value-type="float">
            <text:p>0,0385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16]/1000000" office:value-type="float" office:value="0.0881" calcext:value-type="float">
            <text:p>0,0881</text:p>
          </table:table-cell>
          <table:table-cell table:formula="of:=[$Sheet2.C16]/1000000" office:value-type="float" office:value="5.621535" calcext:value-type="float">
            <text:p>5,621535</text:p>
          </table:table-cell>
          <table:table-cell table:formula="of:=[$Sheet2.D16]/1000000" office:value-type="float" office:value="31.80249" calcext:value-type="float">
            <text:p>31,80249</text:p>
          </table:table-cell>
          <table:table-cell table:formula="of:=[$Sheet2.E16]/1000000" office:value-type="float" office:value="0.324505" calcext:value-type="float">
            <text:p>0,324505</text:p>
          </table:table-cell>
          <table:table-cell table:formula="of:=[$Sheet2.F16]/1000000" office:value-type="float" office:value="0.152925" calcext:value-type="float">
            <text:p>0,152925</text:p>
          </table:table-cell>
          <table:table-cell table:formula="of:=[$Sheet2.G16]/1000000" office:value-type="float" office:value="0.928953" calcext:value-type="float">
            <text:p>0,928953</text:p>
          </table:table-cell>
          <table:table-cell table:formula="of:=[$Sheet2.H16]/1000000" office:value-type="float" office:value="0.124277" calcext:value-type="float">
            <text:p>0,124277</text:p>
          </table:table-cell>
          <table:table-cell table:formula="of:=[$Sheet2.I16]/1000000" office:value-type="float" office:value="0.056988" calcext:value-type="float">
            <text:p>0,056988</text:p>
          </table:table-cell>
          <table:table-cell table:formula="of:=[$Sheet2.J16]/1000000" office:value-type="float" office:value="0.246896" calcext:value-type="float">
            <text:p>0,246896</text:p>
          </table:table-cell>
          <table:table-cell table:formula="of:=[$Sheet2.K16]/1000000" office:value-type="float" office:value="0.077442" calcext:value-type="float">
            <text:p>0,077442</text:p>
          </table:table-cell>
          <table:table-cell table:formula="of:=[$Sheet2.L16]/1000000" office:value-type="float" office:value="0.212989" calcext:value-type="float">
            <text:p>0,212989</text:p>
          </table:table-cell>
          <table:table-cell table:formula="of:=[$Sheet2.M16]/1000000" office:value-type="float" office:value="13.550084" calcext:value-type="float">
            <text:p>13,550084</text:p>
          </table:table-cell>
          <table:table-cell table:formula="of:=[$Sheet2.N16]/1000000" office:value-type="float" office:value="0.114645" calcext:value-type="float">
            <text:p>0,114645</text:p>
          </table:table-cell>
          <table:table-cell table:formula="of:=[$Sheet2.O16]/1000000" office:value-type="float" office:value="0.276614" calcext:value-type="float">
            <text:p>0,276614</text:p>
          </table:table-cell>
          <table:table-cell table:formula="of:=[$Sheet2.P16]/1000000" office:value-type="float" office:value="0.085365" calcext:value-type="float">
            <text:p>0,085365</text:p>
          </table:table-cell>
          <table:table-cell table:formula="of:=[$Sheet2.Q16]/1000000" office:value-type="float" office:value="0.359145" calcext:value-type="float">
            <text:p>0,359145</text:p>
          </table:table-cell>
          <table:table-cell table:formula="of:=[$Sheet2.R16]/1000000" office:value-type="float" office:value="0.089934" calcext:value-type="float">
            <text:p>0,089934</text:p>
          </table:table-cell>
          <table:table-cell table:formula="of:=[$Sheet2.S16]/1000000" office:value-type="float" office:value="30.509212" calcext:value-type="float">
            <text:p>30,5092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formula="of:=[$Sheet2.B17]/1000000" office:value-type="float" office:value="0.209439" calcext:value-type="float">
            <text:p>0,209439</text:p>
          </table:table-cell>
          <table:table-cell table:formula="of:=[$Sheet2.C17]/1000000" office:value-type="float" office:value="0.210887" calcext:value-type="float">
            <text:p>0,210887</text:p>
          </table:table-cell>
          <table:table-cell table:formula="of:=[$Sheet2.D17]/1000000" office:value-type="float" office:value="0.153583" calcext:value-type="float">
            <text:p>0,153583</text:p>
          </table:table-cell>
          <table:table-cell table:formula="of:=[$Sheet2.E17]/1000000" office:value-type="float" office:value="0.207434" calcext:value-type="float">
            <text:p>0,207434</text:p>
          </table:table-cell>
          <table:table-cell table:formula="of:=[$Sheet2.F17]/1000000" office:value-type="float" office:value="1.416562" calcext:value-type="float">
            <text:p>1,416562</text:p>
          </table:table-cell>
          <table:table-cell table:formula="of:=[$Sheet2.G17]/1000000" office:value-type="float" office:value="0.279331" calcext:value-type="float">
            <text:p>0,279331</text:p>
          </table:table-cell>
          <table:table-cell table:formula="of:=[$Sheet2.H17]/1000000" office:value-type="float" office:value="0.212791" calcext:value-type="float">
            <text:p>0,212791</text:p>
          </table:table-cell>
          <table:table-cell table:formula="of:=[$Sheet2.I17]/1000000" office:value-type="float" office:value="0.110612" calcext:value-type="float">
            <text:p>0,110612</text:p>
          </table:table-cell>
          <table:table-cell table:formula="of:=[$Sheet2.J17]/1000000" office:value-type="float" office:value="12.20439" calcext:value-type="float">
            <text:p>12,20439</text:p>
          </table:table-cell>
          <table:table-cell table:formula="of:=[$Sheet2.K17]/1000000" office:value-type="float" office:value="40.230612" calcext:value-type="float">
            <text:p>40,230612</text:p>
          </table:table-cell>
          <table:table-cell table:formula="of:=[$Sheet2.L17]/1000000" office:value-type="float" office:value="1.094574" calcext:value-type="float">
            <text:p>1,094574</text:p>
          </table:table-cell>
          <table:table-cell table:formula="of:=[$Sheet2.M17]/1000000" office:value-type="float" office:value="0.291511" calcext:value-type="float">
            <text:p>0,291511</text:p>
          </table:table-cell>
          <table:table-cell table:formula="of:=[$Sheet2.N17]/1000000" office:value-type="float" office:value="0.225786" calcext:value-type="float">
            <text:p>0,225786</text:p>
          </table:table-cell>
          <table:table-cell table:formula="of:=[$Sheet2.O17]/1000000" office:value-type="float" office:value="0.103117" calcext:value-type="float">
            <text:p>0,103117</text:p>
          </table:table-cell>
          <table:table-cell table:formula="of:=[$Sheet2.P17]/1000000" office:value-type="float" office:value="0.65482" calcext:value-type="float">
            <text:p>0,65482</text:p>
          </table:table-cell>
          <table:table-cell table:formula="of:=[$Sheet2.Q17]/1000000" office:value-type="float" office:value="0.259704" calcext:value-type="float">
            <text:p>0,259704</text:p>
          </table:table-cell>
          <table:table-cell table:formula="of:=[$Sheet2.R17]/1000000" office:value-type="float" office:value="1.012339" calcext:value-type="float">
            <text:p>1,012339</text:p>
          </table:table-cell>
          <table:table-cell table:formula="of:=[$Sheet2.S17]/1000000" office:value-type="float" office:value="3.62248" calcext:value-type="float">
            <text:p>3,62248</text:p>
          </table:table-cell>
          <table:table-cell office:value-type="string" calcext:value-type="string">
            <text:p><text:s/></text:p>
          </table:table-cell>
        </table:table-row>
      </table:table>
      <table:table table:name="Sheet2" table:style-name="ta1">
        <table:table-column table:style-name="co7" table:number-columns-repeated="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504355" calcext:value-type="float">
            <text:p>68504355</text:p>
          </table:table-cell>
          <table:table-cell office:value-type="float" office:value="466437" calcext:value-type="float">
            <text:p>466437</text:p>
          </table:table-cell>
          <table:table-cell office:value-type="float" office:value="487247" calcext:value-type="float">
            <text:p>487247</text:p>
          </table:table-cell>
          <table:table-cell office:value-type="float" office:value="413105" calcext:value-type="float">
            <text:p>413105</text:p>
          </table:table-cell>
          <table:table-cell office:value-type="float" office:value="335701" calcext:value-type="float">
            <text:p>335701</text:p>
          </table:table-cell>
          <table:table-cell office:value-type="float" office:value="535973" calcext:value-type="float">
            <text:p>535973</text:p>
          </table:table-cell>
          <table:table-cell office:value-type="float" office:value="236371" calcext:value-type="float">
            <text:p>236371</text:p>
          </table:table-cell>
          <table:table-cell office:value-type="float" office:value="288435" calcext:value-type="float">
            <text:p>288435</text:p>
          </table:table-cell>
          <table:table-cell office:value-type="float" office:value="419660" calcext:value-type="float">
            <text:p>419660</text:p>
          </table:table-cell>
          <table:table-cell office:value-type="float" office:value="440811" calcext:value-type="float">
            <text:p>440811</text:p>
          </table:table-cell>
          <table:table-cell office:value-type="float" office:value="535585" calcext:value-type="float">
            <text:p>535585</text:p>
          </table:table-cell>
          <table:table-cell office:value-type="float" office:value="432185" calcext:value-type="float">
            <text:p>432185</text:p>
          </table:table-cell>
          <table:table-cell office:value-type="float" office:value="355828" calcext:value-type="float">
            <text:p>355828</text:p>
          </table:table-cell>
          <table:table-cell office:value-type="float" office:value="487715" calcext:value-type="float">
            <text:p>487715</text:p>
          </table:table-cell>
          <table:table-cell office:value-type="float" office:value="381684" calcext:value-type="float">
            <text:p>381684</text:p>
          </table:table-cell>
          <table:table-cell office:value-type="float" office:value="336700" calcext:value-type="float">
            <text:p>336700</text:p>
          </table:table-cell>
          <table:table-cell office:value-type="float" office:value="429891" calcext:value-type="float">
            <text:p>429891</text:p>
          </table:table-cell>
          <table:table-cell office:value-type="float" office:value="371641" calcext:value-type="float">
            <text:p>371641</text:p>
          </table:table-cell>
          <table:table-cell office:value-type="float" office:value="454010" calcext:value-type="float">
            <text:p>454010</text:p>
          </table:table-cell>
          <table:table-cell office:value-type="float" office:value="346303" calcext:value-type="float">
            <text:p>346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941" calcext:value-type="float">
            <text:p>412941</text:p>
          </table:table-cell>
          <table:table-cell office:value-type="float" office:value="394261" calcext:value-type="float">
            <text:p>394261</text:p>
          </table:table-cell>
          <table:table-cell office:value-type="float" office:value="388662" calcext:value-type="float">
            <text:p>388662</text:p>
          </table:table-cell>
          <table:table-cell office:value-type="float" office:value="467860" calcext:value-type="float">
            <text:p>467860</text:p>
          </table:table-cell>
          <table:table-cell office:value-type="float" office:value="415777" calcext:value-type="float">
            <text:p>415777</text:p>
          </table:table-cell>
          <table:table-cell office:value-type="float" office:value="334294" calcext:value-type="float">
            <text:p>334294</text:p>
          </table:table-cell>
          <table:table-cell office:value-type="float" office:value="435426" calcext:value-type="float">
            <text:p>435426</text:p>
          </table:table-cell>
          <table:table-cell office:value-type="float" office:value="409433" calcext:value-type="float">
            <text:p>409433</text:p>
          </table:table-cell>
          <table:table-cell office:value-type="float" office:value="457863" calcext:value-type="float">
            <text:p>457863</text:p>
          </table:table-cell>
          <table:table-cell office:value-type="float" office:value="301510" calcext:value-type="float">
            <text:p>301510</text:p>
          </table:table-cell>
          <table:table-cell office:value-type="float" office:value="399983" calcext:value-type="float">
            <text:p>399983</text:p>
          </table:table-cell>
          <table:table-cell office:value-type="float" office:value="450667" calcext:value-type="float">
            <text:p>450667</text:p>
          </table:table-cell>
          <table:table-cell office:value-type="float" office:value="395812" calcext:value-type="float">
            <text:p>395812</text:p>
          </table:table-cell>
          <table:table-cell office:value-type="float" office:value="345506" calcext:value-type="float">
            <text:p>345506</text:p>
          </table:table-cell>
          <table:table-cell office:value-type="float" office:value="324367" calcext:value-type="float">
            <text:p>324367</text:p>
          </table:table-cell>
          <table:table-cell office:value-type="float" office:value="600879" calcext:value-type="float">
            <text:p>600879</text:p>
          </table:table-cell>
          <table:table-cell office:value-type="float" office:value="283493" calcext:value-type="float">
            <text:p>283493</text:p>
          </table:table-cell>
          <table:table-cell office:value-type="float" office:value="386461" calcext:value-type="float">
            <text:p>386461</text:p>
          </table:table-cell>
          <table:table-cell office:value-type="float" office:value="440505" calcext:value-type="float">
            <text:p>440505</text:p>
          </table:table-cell>
          <table:table-cell office:value-type="float" office:value="336811" calcext:value-type="float">
            <text:p>336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8338" calcext:value-type="float">
            <text:p>378338</text:p>
          </table:table-cell>
          <table:table-cell office:value-type="float" office:value="405567" calcext:value-type="float">
            <text:p>405567</text:p>
          </table:table-cell>
          <table:table-cell office:value-type="float" office:value="412930" calcext:value-type="float">
            <text:p>412930</text:p>
          </table:table-cell>
          <table:table-cell office:value-type="float" office:value="352836" calcext:value-type="float">
            <text:p>352836</text:p>
          </table:table-cell>
          <table:table-cell office:value-type="float" office:value="366026" calcext:value-type="float">
            <text:p>366026</text:p>
          </table:table-cell>
          <table:table-cell office:value-type="float" office:value="328039" calcext:value-type="float">
            <text:p>328039</text:p>
          </table:table-cell>
          <table:table-cell office:value-type="float" office:value="374952" calcext:value-type="float">
            <text:p>374952</text:p>
          </table:table-cell>
          <table:table-cell office:value-type="float" office:value="299823" calcext:value-type="float">
            <text:p>299823</text:p>
          </table:table-cell>
          <table:table-cell office:value-type="float" office:value="423885" calcext:value-type="float">
            <text:p>423885</text:p>
          </table:table-cell>
          <table:table-cell office:value-type="float" office:value="347140" calcext:value-type="float">
            <text:p>347140</text:p>
          </table:table-cell>
          <table:table-cell office:value-type="float" office:value="386685" calcext:value-type="float">
            <text:p>386685</text:p>
          </table:table-cell>
          <table:table-cell office:value-type="float" office:value="424677" calcext:value-type="float">
            <text:p>424677</text:p>
          </table:table-cell>
          <table:table-cell office:value-type="float" office:value="430330" calcext:value-type="float">
            <text:p>430330</text:p>
          </table:table-cell>
          <table:table-cell office:value-type="float" office:value="330526" calcext:value-type="float">
            <text:p>330526</text:p>
          </table:table-cell>
          <table:table-cell office:value-type="float" office:value="348739" calcext:value-type="float">
            <text:p>348739</text:p>
          </table:table-cell>
          <table:table-cell office:value-type="float" office:value="311554" calcext:value-type="float">
            <text:p>311554</text:p>
          </table:table-cell>
          <table:table-cell office:value-type="float" office:value="393489" calcext:value-type="float">
            <text:p>393489</text:p>
          </table:table-cell>
          <table:table-cell office:value-type="float" office:value="316755" calcext:value-type="float">
            <text:p>316755</text:p>
          </table:table-cell>
          <table:table-cell office:value-type="float" office:value="297522" calcext:value-type="float">
            <text:p>297522</text:p>
          </table:table-cell>
          <table:table-cell office:value-type="float" office:value="505284" calcext:value-type="float">
            <text:p>505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449" calcext:value-type="float">
            <text:p>307449</text:p>
          </table:table-cell>
          <table:table-cell office:value-type="float" office:value="308770" calcext:value-type="float">
            <text:p>308770</text:p>
          </table:table-cell>
          <table:table-cell office:value-type="float" office:value="324167" calcext:value-type="float">
            <text:p>324167</text:p>
          </table:table-cell>
          <table:table-cell office:value-type="float" office:value="384337" calcext:value-type="float">
            <text:p>384337</text:p>
          </table:table-cell>
          <table:table-cell office:value-type="float" office:value="293354" calcext:value-type="float">
            <text:p>293354</text:p>
          </table:table-cell>
          <table:table-cell office:value-type="float" office:value="286620" calcext:value-type="float">
            <text:p>286620</text:p>
          </table:table-cell>
          <table:table-cell office:value-type="float" office:value="433906" calcext:value-type="float">
            <text:p>433906</text:p>
          </table:table-cell>
          <table:table-cell office:value-type="float" office:value="447768" calcext:value-type="float">
            <text:p>447768</text:p>
          </table:table-cell>
          <table:table-cell office:value-type="float" office:value="351545" calcext:value-type="float">
            <text:p>351545</text:p>
          </table:table-cell>
          <table:table-cell office:value-type="float" office:value="375663" calcext:value-type="float">
            <text:p>375663</text:p>
          </table:table-cell>
          <table:table-cell office:value-type="float" office:value="510234" calcext:value-type="float">
            <text:p>510234</text:p>
          </table:table-cell>
          <table:table-cell office:value-type="float" office:value="305227" calcext:value-type="float">
            <text:p>305227</text:p>
          </table:table-cell>
          <table:table-cell office:value-type="float" office:value="304226" calcext:value-type="float">
            <text:p>304226</text:p>
          </table:table-cell>
          <table:table-cell office:value-type="float" office:value="430857" calcext:value-type="float">
            <text:p>430857</text:p>
          </table:table-cell>
          <table:table-cell office:value-type="float" office:value="341056" calcext:value-type="float">
            <text:p>341056</text:p>
          </table:table-cell>
          <table:table-cell office:value-type="float" office:value="317444" calcext:value-type="float">
            <text:p>317444</text:p>
          </table:table-cell>
          <table:table-cell office:value-type="float" office:value="429058" calcext:value-type="float">
            <text:p>429058</text:p>
          </table:table-cell>
          <table:table-cell office:value-type="float" office:value="445543" calcext:value-type="float">
            <text:p>445543</text:p>
          </table:table-cell>
          <table:table-cell office:value-type="float" office:value="400797" calcext:value-type="float">
            <text:p>400797</text:p>
          </table:table-cell>
          <table:table-cell office:value-type="float" office:value="351488" calcext:value-type="float">
            <text:p>3514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1787" calcext:value-type="float">
            <text:p>411787</text:p>
          </table:table-cell>
          <table:table-cell office:value-type="float" office:value="384567" calcext:value-type="float">
            <text:p>384567</text:p>
          </table:table-cell>
          <table:table-cell office:value-type="float" office:value="311925" calcext:value-type="float">
            <text:p>311925</text:p>
          </table:table-cell>
          <table:table-cell office:value-type="float" office:value="344701" calcext:value-type="float">
            <text:p>344701</text:p>
          </table:table-cell>
          <table:table-cell office:value-type="float" office:value="459488" calcext:value-type="float">
            <text:p>459488</text:p>
          </table:table-cell>
          <table:table-cell office:value-type="float" office:value="451455" calcext:value-type="float">
            <text:p>451455</text:p>
          </table:table-cell>
          <table:table-cell office:value-type="float" office:value="347987" calcext:value-type="float">
            <text:p>347987</text:p>
          </table:table-cell>
          <table:table-cell office:value-type="float" office:value="387974" calcext:value-type="float">
            <text:p>387974</text:p>
          </table:table-cell>
          <table:table-cell office:value-type="float" office:value="474082" calcext:value-type="float">
            <text:p>474082</text:p>
          </table:table-cell>
          <table:table-cell office:value-type="float" office:value="342352" calcext:value-type="float">
            <text:p>342352</text:p>
          </table:table-cell>
          <table:table-cell office:value-type="float" office:value="414635" calcext:value-type="float">
            <text:p>414635</text:p>
          </table:table-cell>
          <table:table-cell office:value-type="float" office:value="387556" calcext:value-type="float">
            <text:p>387556</text:p>
          </table:table-cell>
          <table:table-cell office:value-type="float" office:value="445046" calcext:value-type="float">
            <text:p>445046</text:p>
          </table:table-cell>
          <table:table-cell office:value-type="float" office:value="299818" calcext:value-type="float">
            <text:p>299818</text:p>
          </table:table-cell>
          <table:table-cell office:value-type="float" office:value="440438" calcext:value-type="float">
            <text:p>440438</text:p>
          </table:table-cell>
          <table:table-cell office:value-type="float" office:value="328496" calcext:value-type="float">
            <text:p>328496</text:p>
          </table:table-cell>
          <table:table-cell office:value-type="float" office:value="425594" calcext:value-type="float">
            <text:p>425594</text:p>
          </table:table-cell>
          <table:table-cell office:value-type="float" office:value="315556" calcext:value-type="float">
            <text:p>315556</text:p>
          </table:table-cell>
          <table:table-cell office:value-type="float" office:value="324244" calcext:value-type="float">
            <text:p>324244</text:p>
          </table:table-cell>
          <table:table-cell office:value-type="float" office:value="430027" calcext:value-type="float">
            <text:p>4300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8911" calcext:value-type="float">
            <text:p>378911</text:p>
          </table:table-cell>
          <table:table-cell office:value-type="float" office:value="472978" calcext:value-type="float">
            <text:p>472978</text:p>
          </table:table-cell>
          <table:table-cell office:value-type="float" office:value="341666" calcext:value-type="float">
            <text:p>341666</text:p>
          </table:table-cell>
          <table:table-cell office:value-type="float" office:value="408674" calcext:value-type="float">
            <text:p>408674</text:p>
          </table:table-cell>
          <table:table-cell office:value-type="float" office:value="376880" calcext:value-type="float">
            <text:p>376880</text:p>
          </table:table-cell>
          <table:table-cell office:value-type="float" office:value="355492" calcext:value-type="float">
            <text:p>355492</text:p>
          </table:table-cell>
          <table:table-cell office:value-type="float" office:value="281989" calcext:value-type="float">
            <text:p>281989</text:p>
          </table:table-cell>
          <table:table-cell office:value-type="float" office:value="308632" calcext:value-type="float">
            <text:p>308632</text:p>
          </table:table-cell>
          <table:table-cell office:value-type="float" office:value="361335" calcext:value-type="float">
            <text:p>361335</text:p>
          </table:table-cell>
          <table:table-cell office:value-type="float" office:value="15616453" calcext:value-type="float">
            <text:p>15616453</text:p>
          </table:table-cell>
          <table:table-cell office:value-type="float" office:value="785096" calcext:value-type="float">
            <text:p>785096</text:p>
          </table:table-cell>
          <table:table-cell office:value-type="float" office:value="583815" calcext:value-type="float">
            <text:p>583815</text:p>
          </table:table-cell>
          <table:table-cell office:value-type="float" office:value="401932" calcext:value-type="float">
            <text:p>401932</text:p>
          </table:table-cell>
          <table:table-cell office:value-type="float" office:value="356489" calcext:value-type="float">
            <text:p>356489</text:p>
          </table:table-cell>
          <table:table-cell office:value-type="float" office:value="261172" calcext:value-type="float">
            <text:p>261172</text:p>
          </table:table-cell>
          <table:table-cell office:value-type="float" office:value="264549" calcext:value-type="float">
            <text:p>264549</text:p>
          </table:table-cell>
          <table:table-cell office:value-type="float" office:value="295510" calcext:value-type="float">
            <text:p>295510</text:p>
          </table:table-cell>
          <table:table-cell office:value-type="float" office:value="266739" calcext:value-type="float">
            <text:p>266739</text:p>
          </table:table-cell>
          <table:table-cell office:value-type="float" office:value="333795" calcext:value-type="float">
            <text:p>333795</text:p>
          </table:table-cell>
          <table:table-cell office:value-type="float" office:value="631170" calcext:value-type="float">
            <text:p>6311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0627" calcext:value-type="float">
            <text:p>470627</text:p>
          </table:table-cell>
          <table:table-cell office:value-type="float" office:value="384660" calcext:value-type="float">
            <text:p>384660</text:p>
          </table:table-cell>
          <table:table-cell office:value-type="float" office:value="444289" calcext:value-type="float">
            <text:p>444289</text:p>
          </table:table-cell>
          <table:table-cell office:value-type="float" office:value="584880" calcext:value-type="float">
            <text:p>584880</text:p>
          </table:table-cell>
          <table:table-cell office:value-type="float" office:value="340507" calcext:value-type="float">
            <text:p>340507</text:p>
          </table:table-cell>
          <table:table-cell office:value-type="float" office:value="311023" calcext:value-type="float">
            <text:p>311023</text:p>
          </table:table-cell>
          <table:table-cell office:value-type="float" office:value="431853" calcext:value-type="float">
            <text:p>431853</text:p>
          </table:table-cell>
          <table:table-cell office:value-type="float" office:value="1422849" calcext:value-type="float">
            <text:p>1422849</text:p>
          </table:table-cell>
          <table:table-cell office:value-type="float" office:value="397144" calcext:value-type="float">
            <text:p>397144</text:p>
          </table:table-cell>
          <table:table-cell office:value-type="float" office:value="489763" calcext:value-type="float">
            <text:p>489763</text:p>
          </table:table-cell>
          <table:table-cell office:value-type="float" office:value="467407" calcext:value-type="float">
            <text:p>467407</text:p>
          </table:table-cell>
          <table:table-cell office:value-type="float" office:value="414270" calcext:value-type="float">
            <text:p>414270</text:p>
          </table:table-cell>
          <table:table-cell office:value-type="float" office:value="481252" calcext:value-type="float">
            <text:p>481252</text:p>
          </table:table-cell>
          <table:table-cell office:value-type="float" office:value="382092" calcext:value-type="float">
            <text:p>382092</text:p>
          </table:table-cell>
          <table:table-cell office:value-type="float" office:value="286314" calcext:value-type="float">
            <text:p>286314</text:p>
          </table:table-cell>
          <table:table-cell office:value-type="float" office:value="335306" calcext:value-type="float">
            <text:p>335306</text:p>
          </table:table-cell>
          <table:table-cell office:value-type="float" office:value="394185" calcext:value-type="float">
            <text:p>394185</text:p>
          </table:table-cell>
          <table:table-cell office:value-type="float" office:value="319283" calcext:value-type="float">
            <text:p>319283</text:p>
          </table:table-cell>
          <table:table-cell office:value-type="float" office:value="402272" calcext:value-type="float">
            <text:p>402272</text:p>
          </table:table-cell>
          <table:table-cell office:value-type="float" office:value="294824" calcext:value-type="float">
            <text:p>2948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4940" calcext:value-type="float">
            <text:p>294940</text:p>
          </table:table-cell>
          <table:table-cell office:value-type="float" office:value="318476" calcext:value-type="float">
            <text:p>318476</text:p>
          </table:table-cell>
          <table:table-cell office:value-type="float" office:value="371379" calcext:value-type="float">
            <text:p>371379</text:p>
          </table:table-cell>
          <table:table-cell office:value-type="float" office:value="383255" calcext:value-type="float">
            <text:p>383255</text:p>
          </table:table-cell>
          <table:table-cell office:value-type="float" office:value="385043" calcext:value-type="float">
            <text:p>385043</text:p>
          </table:table-cell>
          <table:table-cell office:value-type="float" office:value="311407" calcext:value-type="float">
            <text:p>311407</text:p>
          </table:table-cell>
          <table:table-cell office:value-type="float" office:value="337629" calcext:value-type="float">
            <text:p>337629</text:p>
          </table:table-cell>
          <table:table-cell office:value-type="float" office:value="410373" calcext:value-type="float">
            <text:p>410373</text:p>
          </table:table-cell>
          <table:table-cell office:value-type="float" office:value="404424" calcext:value-type="float">
            <text:p>404424</text:p>
          </table:table-cell>
          <table:table-cell office:value-type="float" office:value="346796" calcext:value-type="float">
            <text:p>346796</text:p>
          </table:table-cell>
          <table:table-cell office:value-type="float" office:value="400268" calcext:value-type="float">
            <text:p>400268</text:p>
          </table:table-cell>
          <table:table-cell office:value-type="float" office:value="297937" calcext:value-type="float">
            <text:p>297937</text:p>
          </table:table-cell>
          <table:table-cell office:value-type="float" office:value="306945" calcext:value-type="float">
            <text:p>306945</text:p>
          </table:table-cell>
          <table:table-cell office:value-type="float" office:value="383871" calcext:value-type="float">
            <text:p>383871</text:p>
          </table:table-cell>
          <table:table-cell office:value-type="float" office:value="372492" calcext:value-type="float">
            <text:p>372492</text:p>
          </table:table-cell>
          <table:table-cell office:value-type="float" office:value="344118" calcext:value-type="float">
            <text:p>344118</text:p>
          </table:table-cell>
          <table:table-cell office:value-type="float" office:value="317192" calcext:value-type="float">
            <text:p>317192</text:p>
          </table:table-cell>
          <table:table-cell office:value-type="float" office:value="298081" calcext:value-type="float">
            <text:p>298081</text:p>
          </table:table-cell>
          <table:table-cell office:value-type="float" office:value="317167" calcext:value-type="float">
            <text:p>317167</text:p>
          </table:table-cell>
          <table:table-cell office:value-type="float" office:value="345308" calcext:value-type="float">
            <text:p>3453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3644" calcext:value-type="float">
            <text:p>343644</text:p>
          </table:table-cell>
          <table:table-cell office:value-type="float" office:value="389751" calcext:value-type="float">
            <text:p>389751</text:p>
          </table:table-cell>
          <table:table-cell office:value-type="float" office:value="385077" calcext:value-type="float">
            <text:p>385077</text:p>
          </table:table-cell>
          <table:table-cell office:value-type="float" office:value="481574" calcext:value-type="float">
            <text:p>481574</text:p>
          </table:table-cell>
          <table:table-cell office:value-type="float" office:value="300764" calcext:value-type="float">
            <text:p>300764</text:p>
          </table:table-cell>
          <table:table-cell office:value-type="float" office:value="302337" calcext:value-type="float">
            <text:p>302337</text:p>
          </table:table-cell>
          <table:table-cell office:value-type="float" office:value="354910" calcext:value-type="float">
            <text:p>354910</text:p>
          </table:table-cell>
          <table:table-cell office:value-type="float" office:value="302842" calcext:value-type="float">
            <text:p>302842</text:p>
          </table:table-cell>
          <table:table-cell office:value-type="float" office:value="308191" calcext:value-type="float">
            <text:p>308191</text:p>
          </table:table-cell>
          <table:table-cell office:value-type="float" office:value="3252284" calcext:value-type="float">
            <text:p>3252284</text:p>
          </table:table-cell>
          <table:table-cell office:value-type="float" office:value="378968" calcext:value-type="float">
            <text:p>378968</text:p>
          </table:table-cell>
          <table:table-cell office:value-type="float" office:value="452974" calcext:value-type="float">
            <text:p>452974</text:p>
          </table:table-cell>
          <table:table-cell office:value-type="float" office:value="413414" calcext:value-type="float">
            <text:p>413414</text:p>
          </table:table-cell>
          <table:table-cell office:value-type="float" office:value="358211" calcext:value-type="float">
            <text:p>358211</text:p>
          </table:table-cell>
          <table:table-cell office:value-type="float" office:value="437606" calcext:value-type="float">
            <text:p>437606</text:p>
          </table:table-cell>
          <table:table-cell office:value-type="float" office:value="401384" calcext:value-type="float">
            <text:p>401384</text:p>
          </table:table-cell>
          <table:table-cell office:value-type="float" office:value="377096" calcext:value-type="float">
            <text:p>377096</text:p>
          </table:table-cell>
          <table:table-cell office:value-type="float" office:value="408072" calcext:value-type="float">
            <text:p>408072</text:p>
          </table:table-cell>
          <table:table-cell office:value-type="float" office:value="366931" calcext:value-type="float">
            <text:p>366931</text:p>
          </table:table-cell>
          <table:table-cell office:value-type="float" office:value="308434" calcext:value-type="float">
            <text:p>3084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50573" calcext:value-type="float">
            <text:p>350573</text:p>
          </table:table-cell>
          <table:table-cell office:value-type="float" office:value="318728" calcext:value-type="float">
            <text:p>318728</text:p>
          </table:table-cell>
          <table:table-cell office:value-type="float" office:value="319388" calcext:value-type="float">
            <text:p>319388</text:p>
          </table:table-cell>
          <table:table-cell office:value-type="float" office:value="320715" calcext:value-type="float">
            <text:p>320715</text:p>
          </table:table-cell>
          <table:table-cell office:value-type="float" office:value="542590" calcext:value-type="float">
            <text:p>542590</text:p>
          </table:table-cell>
          <table:table-cell office:value-type="float" office:value="387131" calcext:value-type="float">
            <text:p>387131</text:p>
          </table:table-cell>
          <table:table-cell office:value-type="float" office:value="333146" calcext:value-type="float">
            <text:p>333146</text:p>
          </table:table-cell>
          <table:table-cell office:value-type="float" office:value="465337" calcext:value-type="float">
            <text:p>465337</text:p>
          </table:table-cell>
          <table:table-cell office:value-type="float" office:value="390502" calcext:value-type="float">
            <text:p>390502</text:p>
          </table:table-cell>
          <table:table-cell office:value-type="float" office:value="299322" calcext:value-type="float">
            <text:p>299322</text:p>
          </table:table-cell>
          <table:table-cell office:value-type="float" office:value="558664" calcext:value-type="float">
            <text:p>558664</text:p>
          </table:table-cell>
          <table:table-cell office:value-type="float" office:value="377971" calcext:value-type="float">
            <text:p>377971</text:p>
          </table:table-cell>
          <table:table-cell office:value-type="float" office:value="302466" calcext:value-type="float">
            <text:p>302466</text:p>
          </table:table-cell>
          <table:table-cell office:value-type="float" office:value="308945" calcext:value-type="float">
            <text:p>308945</text:p>
          </table:table-cell>
          <table:table-cell office:value-type="float" office:value="316057" calcext:value-type="float">
            <text:p>316057</text:p>
          </table:table-cell>
          <table:table-cell office:value-type="float" office:value="362621" calcext:value-type="float">
            <text:p>362621</text:p>
          </table:table-cell>
          <table:table-cell office:value-type="float" office:value="419721" calcext:value-type="float">
            <text:p>419721</text:p>
          </table:table-cell>
          <table:table-cell office:value-type="float" office:value="379324" calcext:value-type="float">
            <text:p>379324</text:p>
          </table:table-cell>
          <table:table-cell office:value-type="float" office:value="281958" calcext:value-type="float">
            <text:p>281958</text:p>
          </table:table-cell>
          <table:table-cell office:value-type="float" office:value="321877" calcext:value-type="float">
            <text:p>3218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2732" calcext:value-type="float">
            <text:p>322732</text:p>
          </table:table-cell>
          <table:table-cell office:value-type="float" office:value="496439" calcext:value-type="float">
            <text:p>496439</text:p>
          </table:table-cell>
          <table:table-cell office:value-type="float" office:value="466393" calcext:value-type="float">
            <text:p>466393</text:p>
          </table:table-cell>
          <table:table-cell office:value-type="float" office:value="586943" calcext:value-type="float">
            <text:p>586943</text:p>
          </table:table-cell>
          <table:table-cell office:value-type="float" office:value="516109" calcext:value-type="float">
            <text:p>516109</text:p>
          </table:table-cell>
          <table:table-cell office:value-type="float" office:value="423485" calcext:value-type="float">
            <text:p>423485</text:p>
          </table:table-cell>
          <table:table-cell office:value-type="float" office:value="358864" calcext:value-type="float">
            <text:p>358864</text:p>
          </table:table-cell>
          <table:table-cell office:value-type="float" office:value="447319" calcext:value-type="float">
            <text:p>447319</text:p>
          </table:table-cell>
          <table:table-cell office:value-type="float" office:value="473505" calcext:value-type="float">
            <text:p>473505</text:p>
          </table:table-cell>
          <table:table-cell office:value-type="float" office:value="411248" calcext:value-type="float">
            <text:p>411248</text:p>
          </table:table-cell>
          <table:table-cell office:value-type="float" office:value="401519" calcext:value-type="float">
            <text:p>401519</text:p>
          </table:table-cell>
          <table:table-cell office:value-type="float" office:value="328790" calcext:value-type="float">
            <text:p>328790</text:p>
          </table:table-cell>
          <table:table-cell office:value-type="float" office:value="504958" calcext:value-type="float">
            <text:p>504958</text:p>
          </table:table-cell>
          <table:table-cell office:value-type="float" office:value="370309" calcext:value-type="float">
            <text:p>370309</text:p>
          </table:table-cell>
          <table:table-cell office:value-type="float" office:value="385994" calcext:value-type="float">
            <text:p>385994</text:p>
          </table:table-cell>
          <table:table-cell office:value-type="float" office:value="516036" calcext:value-type="float">
            <text:p>516036</text:p>
          </table:table-cell>
          <table:table-cell office:value-type="float" office:value="383738" calcext:value-type="float">
            <text:p>383738</text:p>
          </table:table-cell>
          <table:table-cell office:value-type="float" office:value="410927" calcext:value-type="float">
            <text:p>410927</text:p>
          </table:table-cell>
          <table:table-cell office:value-type="float" office:value="347993" calcext:value-type="float">
            <text:p>347993</text:p>
          </table:table-cell>
          <table:table-cell office:value-type="float" office:value="562306" calcext:value-type="float">
            <text:p>5623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3095" calcext:value-type="float">
            <text:p>533095</text:p>
          </table:table-cell>
          <table:table-cell office:value-type="float" office:value="652306" calcext:value-type="float">
            <text:p>652306</text:p>
          </table:table-cell>
          <table:table-cell office:value-type="float" office:value="526509" calcext:value-type="float">
            <text:p>526509</text:p>
          </table:table-cell>
          <table:table-cell office:value-type="float" office:value="560492" calcext:value-type="float">
            <text:p>560492</text:p>
          </table:table-cell>
          <table:table-cell office:value-type="float" office:value="658688" calcext:value-type="float">
            <text:p>658688</text:p>
          </table:table-cell>
          <table:table-cell office:value-type="float" office:value="518340" calcext:value-type="float">
            <text:p>518340</text:p>
          </table:table-cell>
          <table:table-cell office:value-type="float" office:value="503053" calcext:value-type="float">
            <text:p>503053</text:p>
          </table:table-cell>
          <table:table-cell office:value-type="float" office:value="585286" calcext:value-type="float">
            <text:p>585286</text:p>
          </table:table-cell>
          <table:table-cell office:value-type="float" office:value="595455" calcext:value-type="float">
            <text:p>595455</text:p>
          </table:table-cell>
          <table:table-cell office:value-type="float" office:value="4774199" calcext:value-type="float">
            <text:p>4774199</text:p>
          </table:table-cell>
          <table:table-cell office:value-type="float" office:value="804936" calcext:value-type="float">
            <text:p>804936</text:p>
          </table:table-cell>
          <table:table-cell office:value-type="float" office:value="453903" calcext:value-type="float">
            <text:p>453903</text:p>
          </table:table-cell>
          <table:table-cell office:value-type="float" office:value="381517" calcext:value-type="float">
            <text:p>381517</text:p>
          </table:table-cell>
          <table:table-cell office:value-type="float" office:value="439955" calcext:value-type="float">
            <text:p>439955</text:p>
          </table:table-cell>
          <table:table-cell office:value-type="float" office:value="297358" calcext:value-type="float">
            <text:p>297358</text:p>
          </table:table-cell>
          <table:table-cell office:value-type="float" office:value="414875" calcext:value-type="float">
            <text:p>414875</text:p>
          </table:table-cell>
          <table:table-cell office:value-type="float" office:value="434694" calcext:value-type="float">
            <text:p>434694</text:p>
          </table:table-cell>
          <table:table-cell office:value-type="float" office:value="428266" calcext:value-type="float">
            <text:p>428266</text:p>
          </table:table-cell>
          <table:table-cell office:value-type="float" office:value="385402" calcext:value-type="float">
            <text:p>385402</text:p>
          </table:table-cell>
          <table:table-cell office:value-type="float" office:value="334787" calcext:value-type="float">
            <text:p>33478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90071" calcext:value-type="float">
            <text:p>490071</text:p>
          </table:table-cell>
          <table:table-cell office:value-type="float" office:value="417557" calcext:value-type="float">
            <text:p>417557</text:p>
          </table:table-cell>
          <table:table-cell office:value-type="float" office:value="512403" calcext:value-type="float">
            <text:p>512403</text:p>
          </table:table-cell>
          <table:table-cell office:value-type="float" office:value="488270" calcext:value-type="float">
            <text:p>488270</text:p>
          </table:table-cell>
          <table:table-cell office:value-type="float" office:value="16697850" calcext:value-type="float">
            <text:p>16697850</text:p>
          </table:table-cell>
          <table:table-cell office:value-type="float" office:value="707445" calcext:value-type="float">
            <text:p>707445</text:p>
          </table:table-cell>
          <table:table-cell office:value-type="float" office:value="523922" calcext:value-type="float">
            <text:p>523922</text:p>
          </table:table-cell>
          <table:table-cell office:value-type="float" office:value="442938" calcext:value-type="float">
            <text:p>442938</text:p>
          </table:table-cell>
          <table:table-cell office:value-type="float" office:value="325609" calcext:value-type="float">
            <text:p>325609</text:p>
          </table:table-cell>
          <table:table-cell office:value-type="float" office:value="333013" calcext:value-type="float">
            <text:p>333013</text:p>
          </table:table-cell>
          <table:table-cell office:value-type="float" office:value="434537" calcext:value-type="float">
            <text:p>434537</text:p>
          </table:table-cell>
          <table:table-cell office:value-type="float" office:value="798128" calcext:value-type="float">
            <text:p>798128</text:p>
          </table:table-cell>
          <table:table-cell office:value-type="float" office:value="425169" calcext:value-type="float">
            <text:p>425169</text:p>
          </table:table-cell>
          <table:table-cell office:value-type="float" office:value="348360" calcext:value-type="float">
            <text:p>348360</text:p>
          </table:table-cell>
          <table:table-cell office:value-type="float" office:value="357980" calcext:value-type="float">
            <text:p>357980</text:p>
          </table:table-cell>
          <table:table-cell office:value-type="float" office:value="2624385" calcext:value-type="float">
            <text:p>2624385</text:p>
          </table:table-cell>
          <table:table-cell office:value-type="float" office:value="473797" calcext:value-type="float">
            <text:p>473797</text:p>
          </table:table-cell>
          <table:table-cell office:value-type="float" office:value="325033" calcext:value-type="float">
            <text:p>325033</text:p>
          </table:table-cell>
          <table:table-cell office:value-type="float" office:value="361157" calcext:value-type="float">
            <text:p>361157</text:p>
          </table:table-cell>
          <table:table-cell office:value-type="float" office:value="353659" calcext:value-type="float">
            <text:p>3536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80332" calcext:value-type="float">
            <text:p>780332</text:p>
          </table:table-cell>
          <table:table-cell office:value-type="float" office:value="708602" calcext:value-type="float">
            <text:p>708602</text:p>
          </table:table-cell>
          <table:table-cell office:value-type="float" office:value="487315" calcext:value-type="float">
            <text:p>487315</text:p>
          </table:table-cell>
          <table:table-cell office:value-type="float" office:value="591947" calcext:value-type="float">
            <text:p>591947</text:p>
          </table:table-cell>
          <table:table-cell office:value-type="float" office:value="507029" calcext:value-type="float">
            <text:p>507029</text:p>
          </table:table-cell>
          <table:table-cell office:value-type="float" office:value="464910" calcext:value-type="float">
            <text:p>464910</text:p>
          </table:table-cell>
          <table:table-cell office:value-type="float" office:value="457366" calcext:value-type="float">
            <text:p>457366</text:p>
          </table:table-cell>
          <table:table-cell office:value-type="float" office:value="411522" calcext:value-type="float">
            <text:p>411522</text:p>
          </table:table-cell>
          <table:table-cell office:value-type="float" office:value="419477" calcext:value-type="float">
            <text:p>419477</text:p>
          </table:table-cell>
          <table:table-cell office:value-type="float" office:value="545134" calcext:value-type="float">
            <text:p>545134</text:p>
          </table:table-cell>
          <table:table-cell office:value-type="float" office:value="477208" calcext:value-type="float">
            <text:p>477208</text:p>
          </table:table-cell>
          <table:table-cell office:value-type="float" office:value="433771" calcext:value-type="float">
            <text:p>433771</text:p>
          </table:table-cell>
          <table:table-cell office:value-type="float" office:value="495238" calcext:value-type="float">
            <text:p>495238</text:p>
          </table:table-cell>
          <table:table-cell office:value-type="float" office:value="509826" calcext:value-type="float">
            <text:p>509826</text:p>
          </table:table-cell>
          <table:table-cell office:value-type="float" office:value="418379" calcext:value-type="float">
            <text:p>418379</text:p>
          </table:table-cell>
          <table:table-cell office:value-type="float" office:value="483806" calcext:value-type="float">
            <text:p>483806</text:p>
          </table:table-cell>
          <table:table-cell office:value-type="float" office:value="469232" calcext:value-type="float">
            <text:p>469232</text:p>
          </table:table-cell>
          <table:table-cell office:value-type="float" office:value="459904" calcext:value-type="float">
            <text:p>459904</text:p>
          </table:table-cell>
          <table:table-cell office:value-type="float" office:value="431419" calcext:value-type="float">
            <text:p>431419</text:p>
          </table:table-cell>
          <table:table-cell office:value-type="float" office:value="509188" calcext:value-type="float">
            <text:p>50918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88292" calcext:value-type="float">
            <text:p>488292</text:p>
          </table:table-cell>
          <table:table-cell office:value-type="float" office:value="193913" calcext:value-type="float">
            <text:p>193913</text:p>
          </table:table-cell>
          <table:table-cell office:value-type="float" office:value="346552" calcext:value-type="float">
            <text:p>346552</text:p>
          </table:table-cell>
          <table:table-cell office:value-type="float" office:value="146344" calcext:value-type="float">
            <text:p>146344</text:p>
          </table:table-cell>
          <table:table-cell office:value-type="float" office:value="338637" calcext:value-type="float">
            <text:p>338637</text:p>
          </table:table-cell>
          <table:table-cell office:value-type="float" office:value="72106" calcext:value-type="float">
            <text:p>72106</text:p>
          </table:table-cell>
          <table:table-cell office:value-type="float" office:value="361139" calcext:value-type="float">
            <text:p>361139</text:p>
          </table:table-cell>
          <table:table-cell office:value-type="float" office:value="1650754" calcext:value-type="float">
            <text:p>1650754</text:p>
          </table:table-cell>
          <table:table-cell office:value-type="float" office:value="97345" calcext:value-type="float">
            <text:p>97345</text:p>
          </table:table-cell>
          <table:table-cell office:value-type="float" office:value="73241" calcext:value-type="float">
            <text:p>73241</text:p>
          </table:table-cell>
          <table:table-cell office:value-type="float" office:value="39373" calcext:value-type="float">
            <text:p>39373</text:p>
          </table:table-cell>
          <table:table-cell office:value-type="float" office:value="455190" calcext:value-type="float">
            <text:p>455190</text:p>
          </table:table-cell>
          <table:table-cell office:value-type="float" office:value="49644" calcext:value-type="float">
            <text:p>49644</text:p>
          </table:table-cell>
          <table:table-cell office:value-type="float" office:value="67097" calcext:value-type="float">
            <text:p>67097</text:p>
          </table:table-cell>
          <table:table-cell office:value-type="float" office:value="710286" calcext:value-type="float">
            <text:p>710286</text:p>
          </table:table-cell>
          <table:table-cell office:value-type="float" office:value="177394" calcext:value-type="float">
            <text:p>177394</text:p>
          </table:table-cell>
          <table:table-cell office:value-type="float" office:value="71339" calcext:value-type="float">
            <text:p>71339</text:p>
          </table:table-cell>
          <table:table-cell office:value-type="float" office:value="38561" calcext:value-type="float">
            <text:p>38561</text:p>
          </table:table-cell>
          <table:table-cell office:value-type="float" office:value="73039" calcext:value-type="float">
            <text:p>73039</text:p>
          </table:table-cell>
          <table:table-cell office:value-type="float" office:value="50140" calcext:value-type="float">
            <text:p>5014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8100" calcext:value-type="float">
            <text:p>88100</text:p>
          </table:table-cell>
          <table:table-cell office:value-type="float" office:value="5621535" calcext:value-type="float">
            <text:p>5621535</text:p>
          </table:table-cell>
          <table:table-cell office:value-type="float" office:value="31802490" calcext:value-type="float">
            <text:p>31802490</text:p>
          </table:table-cell>
          <table:table-cell office:value-type="float" office:value="324505" calcext:value-type="float">
            <text:p>324505</text:p>
          </table:table-cell>
          <table:table-cell office:value-type="float" office:value="152925" calcext:value-type="float">
            <text:p>152925</text:p>
          </table:table-cell>
          <table:table-cell office:value-type="float" office:value="928953" calcext:value-type="float">
            <text:p>928953</text:p>
          </table:table-cell>
          <table:table-cell office:value-type="float" office:value="124277" calcext:value-type="float">
            <text:p>124277</text:p>
          </table:table-cell>
          <table:table-cell office:value-type="float" office:value="56988" calcext:value-type="float">
            <text:p>56988</text:p>
          </table:table-cell>
          <table:table-cell office:value-type="float" office:value="246896" calcext:value-type="float">
            <text:p>246896</text:p>
          </table:table-cell>
          <table:table-cell office:value-type="float" office:value="77442" calcext:value-type="float">
            <text:p>77442</text:p>
          </table:table-cell>
          <table:table-cell office:value-type="float" office:value="212989" calcext:value-type="float">
            <text:p>212989</text:p>
          </table:table-cell>
          <table:table-cell office:value-type="float" office:value="13550084" calcext:value-type="float">
            <text:p>13550084</text:p>
          </table:table-cell>
          <table:table-cell office:value-type="float" office:value="114645" calcext:value-type="float">
            <text:p>114645</text:p>
          </table:table-cell>
          <table:table-cell office:value-type="float" office:value="276614" calcext:value-type="float">
            <text:p>276614</text:p>
          </table:table-cell>
          <table:table-cell office:value-type="float" office:value="85365" calcext:value-type="float">
            <text:p>85365</text:p>
          </table:table-cell>
          <table:table-cell office:value-type="float" office:value="359145" calcext:value-type="float">
            <text:p>359145</text:p>
          </table:table-cell>
          <table:table-cell office:value-type="float" office:value="89934" calcext:value-type="float">
            <text:p>89934</text:p>
          </table:table-cell>
          <table:table-cell office:value-type="float" office:value="30509212" calcext:value-type="float">
            <text:p>30509212</text:p>
          </table:table-cell>
          <table:table-cell office:value-type="float" office:value="139277" calcext:value-type="float">
            <text:p>139277</text:p>
          </table:table-cell>
          <table:table-cell office:value-type="float" office:value="356558" calcext:value-type="float">
            <text:p>35655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9439" calcext:value-type="float">
            <text:p>209439</text:p>
          </table:table-cell>
          <table:table-cell office:value-type="float" office:value="210887" calcext:value-type="float">
            <text:p>210887</text:p>
          </table:table-cell>
          <table:table-cell office:value-type="float" office:value="153583" calcext:value-type="float">
            <text:p>153583</text:p>
          </table:table-cell>
          <table:table-cell office:value-type="float" office:value="207434" calcext:value-type="float">
            <text:p>207434</text:p>
          </table:table-cell>
          <table:table-cell office:value-type="float" office:value="1416562" calcext:value-type="float">
            <text:p>1416562</text:p>
          </table:table-cell>
          <table:table-cell office:value-type="float" office:value="279331" calcext:value-type="float">
            <text:p>279331</text:p>
          </table:table-cell>
          <table:table-cell office:value-type="float" office:value="212791" calcext:value-type="float">
            <text:p>212791</text:p>
          </table:table-cell>
          <table:table-cell office:value-type="float" office:value="110612" calcext:value-type="float">
            <text:p>110612</text:p>
          </table:table-cell>
          <table:table-cell office:value-type="float" office:value="12204390" calcext:value-type="float">
            <text:p>12204390</text:p>
          </table:table-cell>
          <table:table-cell office:value-type="float" office:value="40230612" calcext:value-type="float">
            <text:p>40230612</text:p>
          </table:table-cell>
          <table:table-cell office:value-type="float" office:value="1094574" calcext:value-type="float">
            <text:p>1094574</text:p>
          </table:table-cell>
          <table:table-cell office:value-type="float" office:value="291511" calcext:value-type="float">
            <text:p>291511</text:p>
          </table:table-cell>
          <table:table-cell office:value-type="float" office:value="225786" calcext:value-type="float">
            <text:p>225786</text:p>
          </table:table-cell>
          <table:table-cell office:value-type="float" office:value="103117" calcext:value-type="float">
            <text:p>103117</text:p>
          </table:table-cell>
          <table:table-cell office:value-type="float" office:value="654820" calcext:value-type="float">
            <text:p>654820</text:p>
          </table:table-cell>
          <table:table-cell office:value-type="float" office:value="259704" calcext:value-type="float">
            <text:p>259704</text:p>
          </table:table-cell>
          <table:table-cell office:value-type="float" office:value="1012339" calcext:value-type="float">
            <text:p>1012339</text:p>
          </table:table-cell>
          <table:table-cell office:value-type="float" office:value="3622480" calcext:value-type="float">
            <text:p>3622480</text:p>
          </table:table-cell>
          <table:table-cell office:value-type="float" office:value="41136712" calcext:value-type="float">
            <text:p>41136712</text:p>
          </table:table-cell>
          <table:table-cell office:value-type="float" office:value="186584" calcext:value-type="float">
            <text:p>186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01:52:14.529459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01:52:35.958096494</dc:date>
    <meta:editing-duration>PT5M1S</meta:editing-duration>
    <meta:editing-cycles>2</meta:editing-cycles>
    <meta:generator>LibreOffice/6.0.7.3$Linux_X86_64 LibreOffice_project/00m0$Build-3</meta:generator>
    <meta:document-statistic meta:table-count="2" meta:cell-count="6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08cm" svg:y="0.316cm" chart:style-name="ch2">
          <text:p>RTT para mensagens de 1 byte</text:p>
        </chart:title>
        <chart:subtitle svg:x="6.964cm" svg:y="1.275cm" chart:style-name="ch3">
          <text:p>1⁰ conexão</text:p>
        </chart:subtitle>
        <chart:plot-area chart:style-name="ch4" table:cell-range-address="outRtt1.D1:outRtt1.U1" svg:x="1.331cm" svg:y="2.138cm" svg:width="14.349cm" svg:height="5.701cm">
          <chartooo:coordinate-region svg:x="1.952cm" svg:y="2.337cm" svg:width="13.541cm" svg:height="4.855cm"/>
          <chart:axis chart:dimension="x" chart:name="primary-x" chart:style-name="ch5">
            <chart:title svg:x="7.641cm" svg:y="8.019cm" chart:style-name="ch6">
              <text:p>Mensagem</text:p>
            </chart:title>
          </chart:axis>
          <chart:axis chart:dimension="y" chart:name="primary-y" chart:style-name="ch5">
            <chart:title svg:x="0.451cm" svg:y="5.707cm" chart:style-name="ch7">
              <text:p>RTT (ms)</text:p>
            </chart:title>
            <chart:grid chart:style-name="ch8" chart:class="major"/>
          </chart:axis>
          <chart:series chart:style-name="ch9" chart:values-cell-range-address="outRtt1.D1:outRtt1.U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8.504355">
                <text:p>68.504355</text:p>
                <draw:g>
                  <svg:desc>outRtt1.D1:outRtt1.U1</svg:desc>
                </draw:g>
              </table:table-cell>
              <table:table-cell office:value-type="float" office:value="0.466437">
                <text:p>0.466437</text:p>
              </table:table-cell>
              <table:table-cell office:value-type="float" office:value="0.487247">
                <text:p>0.487247</text:p>
              </table:table-cell>
              <table:table-cell office:value-type="float" office:value="0.413105">
                <text:p>0.413105</text:p>
              </table:table-cell>
              <table:table-cell office:value-type="float" office:value="0.335701">
                <text:p>0.335701</text:p>
              </table:table-cell>
              <table:table-cell office:value-type="float" office:value="0.535973">
                <text:p>0.535973</text:p>
              </table:table-cell>
              <table:table-cell office:value-type="float" office:value="0.236371">
                <text:p>0.236371</text:p>
              </table:table-cell>
              <table:table-cell office:value-type="float" office:value="0.288435">
                <text:p>0.288435</text:p>
              </table:table-cell>
              <table:table-cell office:value-type="float" office:value="0.41966">
                <text:p>0.41966</text:p>
              </table:table-cell>
              <table:table-cell office:value-type="float" office:value="0.440811">
                <text:p>0.440811</text:p>
              </table:table-cell>
              <table:table-cell office:value-type="float" office:value="0.535585">
                <text:p>0.535585</text:p>
              </table:table-cell>
              <table:table-cell office:value-type="float" office:value="0.432185">
                <text:p>0.432185</text:p>
              </table:table-cell>
              <table:table-cell office:value-type="float" office:value="0.355828">
                <text:p>0.355828</text:p>
              </table:table-cell>
              <table:table-cell office:value-type="float" office:value="0.487715">
                <text:p>0.487715</text:p>
              </table:table-cell>
              <table:table-cell office:value-type="float" office:value="0.381684">
                <text:p>0.381684</text:p>
              </table:table-cell>
              <table:table-cell office:value-type="float" office:value="0.3367">
                <text:p>0.3367</text:p>
              </table:table-cell>
              <table:table-cell office:value-type="float" office:value="0.429891">
                <text:p>0.429891</text:p>
              </table:table-cell>
              <table:table-cell office:value-type="float" office:value="0.371641">
                <text:p>0.371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